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8pt" style:font-size-asian="8pt" style:font-size-complex="8pt"/>
    </style:style>
    <style:style style:name="ce3" style:family="table-cell" style:parent-style-name="Default" style:data-style-name="N0">
      <style:text-properties fo:font-size="9pt" style:font-size-asian="9pt" style:font-size-complex="9pt"/>
    </style:style>
    <style:style style:name="ce4" style:family="table-cell" style:parent-style-name="Default" style:data-style-name="N4"/>
    <style:style style:name="ce5" style:family="table-cell" style:parent-style-name="Default" style:data-style-name="N4">
      <style:text-properties fo:font-size="8pt" style:font-size-asian="8pt" style:font-size-complex="8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7" style:family="table-cell" style:parent-style-name="Default" style:data-style-name="N36"/>
    <style:style style:name="ce8" style:family="table-cell" style:parent-style-name="Default" style:data-style-name="N38">
      <style:text-properties fo:font-size="8pt" style:font-size-asian="8pt" style:font-size-complex="8pt"/>
    </style:style>
    <style:style style:name="ce9" style:family="table-cell" style:parent-style-name="Default" style:data-style-name="N4">
      <style:text-properties fo:font-weight="bold" style:font-weight-asian="bold" style:font-weight-complex="bold"/>
    </style:style>
    <style:style style:name="ce10" style:family="table-cell" style:parent-style-name="Default" style:data-style-name="N4">
      <style:text-properties fo:font-size="8pt" style:font-size-asian="8pt" style:font-size-complex="8pt" fo:font-weight="bold" style:font-weight-asian="bold" style:font-weight-complex="bold"/>
    </style:style>
    <style:style style:name="ce11" style:family="table-cell" style:parent-style-name="Default" style:data-style-name="N37">
      <style:text-properties fo:font-size="9pt" style:font-size-asian="9pt" style:font-size-complex="9pt"/>
    </style:style>
    <style:style style:name="ce12" style:family="table-cell" style:parent-style-name="Default" style:data-style-name="N36">
      <style:table-cell-properties fo:background-color="#FFFF00"/>
    </style:style>
    <style:style style:name="ce13" style:family="table-cell" style:parent-style-name="Default" style:data-style-name="N38">
      <style:table-cell-properties fo:background-color="#FFFF00"/>
      <style:text-properties fo:font-size="8pt" style:font-size-asian="8pt" style:font-size-complex="8pt"/>
    </style:style>
    <style:style style:name="ce14" style:family="table-cell" style:parent-style-name="Default" style:data-style-name="N4">
      <style:table-cell-properties fo:background-color="#FFFF00"/>
    </style:style>
    <style:style style:name="ce15" style:family="table-cell" style:parent-style-name="Default" style:data-style-name="N4">
      <style:table-cell-properties fo:background-color="#FFFF00"/>
      <style:text-properties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37">
      <style:table-cell-properties fo:background-color="#FFFF00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ackground-color="#FFFF00"/>
    </style:style>
    <style:style style:name="ce18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19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e20" style:family="table-cell" style:parent-style-name="Default" style:data-style-name="N4">
      <style:table-cell-properties style:vertical-align="automatic" fo:wrap-option="wrap" style:repeat-content="false"/>
      <style:paragraph-properties fo:text-align="end" fo:margin-right="0cm"/>
      <style:text-properties style:font-name="Liberation Serif" style:font-name-asian="Liberation Serif" style:font-name-complex="Liberation Serif"/>
    </style:style>
    <style:style style:name="ce21" style:family="table-cell" style:parent-style-name="Default" style:data-style-name="N4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o1" style:family="table-column">
      <style:table-column-properties fo:break-before="auto" style:column-width="1.95791666666667cm"/>
    </style:style>
    <style:style style:name="co2" style:family="table-column">
      <style:table-column-properties fo:break-before="auto" style:column-width="1.13770833333333cm"/>
    </style:style>
    <style:style style:name="co3" style:family="table-column">
      <style:table-column-properties fo:break-before="auto" style:column-width="1.77270833333333cm"/>
    </style:style>
    <style:style style:name="co4" style:family="table-column">
      <style:table-column-properties fo:break-before="auto" style:column-width="0.926041666666667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0.978958333333333cm"/>
    </style:style>
    <style:style style:name="co7" style:family="table-column">
      <style:table-column-properties fo:break-before="auto" style:column-width="1.825625cm"/>
    </style:style>
    <style:style style:name="co8" style:family="table-column">
      <style:table-column-properties fo:break-before="auto" style:column-width="1.93145833333333cm"/>
    </style:style>
    <style:style style:name="co9" style:family="table-column">
      <style:table-column-properties fo:break-before="auto" style:column-width="1.00541666666667cm"/>
    </style:style>
    <style:style style:name="co10" style:family="table-column">
      <style:table-column-properties fo:break-before="auto" style:column-width="1.79916666666667cm"/>
    </style:style>
    <style:style style:name="co11" style:family="table-column">
      <style:table-column-properties fo:break-before="auto" style:column-width="0.9525cm"/>
    </style:style>
    <style:style style:name="co12" style:family="table-column">
      <style:table-column-properties fo:break-before="auto" style:column-width="1.349375cm"/>
    </style:style>
    <style:style style:name="co13" style:family="table-column">
      <style:table-column-properties fo:break-before="auto" style:column-width="0.873125cm"/>
    </style:style>
    <style:style style:name="co14" style:family="table-column">
      <style:table-column-properties fo:break-before="auto" style:column-width="1.87854166666667cm"/>
    </style:style>
    <style:style style:name="co15" style:family="table-column">
      <style:table-column-properties fo:break-before="auto" style:column-width="1.508125cm"/>
    </style:style>
    <style:style style:name="co16" style:family="table-column">
      <style:table-column-properties fo:break-before="auto" style:column-width="2.24895833333333cm"/>
    </style:style>
    <style:style style:name="co17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6" table:default-cell-style-name="ce2"/>
        <table:table-column table:style-name="co8" table:default-cell-style-name="ce1"/>
        <table:table-column table:style-name="co9" table:default-cell-style-name="ce2"/>
        <table:table-column table:style-name="co10" table:default-cell-style-name="ce1"/>
        <table:table-column table:style-name="co11" table:default-cell-style-name="ce2"/>
        <table:table-column table:style-name="co12" table:default-cell-style-name="ce1"/>
        <table:table-column table:style-name="co13" table:default-cell-style-name="ce2"/>
        <table:table-column table:style-name="co14" table:default-cell-style-name="ce3"/>
        <table:table-column table:style-name="co15" table:default-cell-style-name="ce3"/>
        <table:table-column table:style-name="co16" table:number-columns-repeated="1008" table:default-cell-style-name="ce1"/>
        <table:table-column table:style-name="co17" table:number-columns-repeated="15360" table:default-cell-style-name="ce1"/>
        <table:table-row table:style-name="ro1"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3"/>
          <table:table-cell office:value-type="string" table:style-name="ce3">
            <text:p>Toplam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Tarih</text:p>
          </table:table-cell>
          <table:table-cell office:value-type="string" table:style-name="ce2">
            <text:p>Tüfe</text:p>
          </table:table-cell>
          <table:table-cell office:value-type="string" table:style-name="ce1">
            <text:p>SnyA</text:p>
          </table:table-cell>
          <table:table-cell office:value-type="string" table:style-name="ce2">
            <text:p>TL/m2</text:p>
          </table:table-cell>
          <table:table-cell office:value-type="string" table:style-name="ce1">
            <text:p>SnyB</text:p>
          </table:table-cell>
          <table:table-cell office:value-type="string" table:style-name="ce2">
            <text:p>TL/m2</text:p>
          </table:table-cell>
          <table:table-cell office:value-type="string" table:style-name="ce1">
            <text:p>SnyCD</text:p>
          </table:table-cell>
          <table:table-cell office:value-type="string" table:style-name="ce2">
            <text:p>TL/m2</text:p>
          </table:table-cell>
          <table:table-cell office:value-type="string" table:style-name="ce1">
            <text:p>SnyE</text:p>
          </table:table-cell>
          <table:table-cell office:value-type="string" table:style-name="ce2">
            <text:p>TL/m2</text:p>
          </table:table-cell>
          <table:table-cell office:value-type="string" table:style-name="ce1">
            <text:p>SnyF</text:p>
          </table:table-cell>
          <table:table-cell office:value-type="string" table:style-name="ce2">
            <text:p>TL/m2</text:p>
          </table:table-cell>
          <table:table-cell office:value-type="string" table:style-name="ce1">
            <text:p>SnyG</text:p>
          </table:table-cell>
          <table:table-cell office:value-type="string" table:style-name="ce2">
            <text:p>TL/m2</text:p>
          </table:table-cell>
          <table:table-cell table:style-name="ce3"/>
          <table:table-cell office:value-type="string" table:style-name="ce2">
            <text:p>TL/m2</text:p>
          </table:table-cell>
          <table:table-cell table:number-columns-repeated="16368"/>
        </table:table-row>
        <table:table-row table:style-name="ro1">
          <table:table-cell table:style-name="ce1"/>
          <table:table-cell table:style-name="ce2"/>
          <table:table-cell office:value-type="float" office:value="24000" table:style-name="ce4">
            <text:p>24.000,00</text:p>
          </table:table-cell>
          <table:table-cell table:style-name="ce5"/>
          <table:table-cell office:value-type="float" office:value="43200" table:style-name="ce4">
            <text:p>43.200,00</text:p>
          </table:table-cell>
          <table:table-cell table:style-name="ce5"/>
          <table:table-cell office:value-type="float" office:value="43200" table:style-name="ce4">
            <text:p>43.200,00</text:p>
          </table:table-cell>
          <table:table-cell table:style-name="ce5"/>
          <table:table-cell office:value-type="float" office:value="30000" table:style-name="ce4">
            <text:p>30.000,00</text:p>
          </table:table-cell>
          <table:table-cell table:style-name="ce5"/>
          <table:table-cell office:value-type="float" office:value="48000" table:style-name="ce4">
            <text:p>48.000,00</text:p>
          </table:table-cell>
          <table:table-cell table:style-name="ce5"/>
          <table:table-cell table:style-name="ce4"/>
          <table:table-cell table:style-name="ce5"/>
          <table:table-cell table:number-columns-repeated="2" table:style-name="ce3"/>
          <table:table-cell table:number-columns-repeated="16368"/>
        </table:table-row>
        <table:table-row table:style-name="ro1">
          <table:table-cell table:style-name="ce1"/>
          <table:table-cell table:style-name="ce2"/>
          <table:table-cell office:value-type="float" office:value="2000" table:formula="of:=[.C3]/12" table:style-name="ce4">
            <text:p>2.000,00</text:p>
          </table:table-cell>
          <table:table-cell table:style-name="ce5"/>
          <table:table-cell office:value-type="float" office:value="3600" table:formula="of:=[.E3]/12" table:style-name="ce4">
            <text:p>3.600,00</text:p>
          </table:table-cell>
          <table:table-cell table:style-name="ce5"/>
          <table:table-cell office:value-type="float" office:value="3600" table:formula="of:=[.G3]/12" table:style-name="ce4">
            <text:p>3.600,00</text:p>
          </table:table-cell>
          <table:table-cell table:style-name="ce5"/>
          <table:table-cell office:value-type="float" office:value="2500" table:formula="of:=[.I3]/12" table:style-name="ce4">
            <text:p>2.500,00</text:p>
          </table:table-cell>
          <table:table-cell table:style-name="ce5"/>
          <table:table-cell office:value-type="float" office:value="4000" table:formula="of:=[.K3]/12" table:style-name="ce4">
            <text:p>4.000,00</text:p>
          </table:table-cell>
          <table:table-cell table:style-name="ce5"/>
          <table:table-cell office:value-type="float" office:value="0" table:formula="of:=[.M3]/12" table:style-name="ce4">
            <text:p>0,00</text:p>
          </table:table-cell>
          <table:table-cell table:style-name="ce5"/>
          <table:table-cell table:number-columns-repeated="2" table:style-name="ce3"/>
          <table:table-cell table:number-columns-repeated="16368"/>
        </table:table-row>
        <table:table-row table:style-name="ro1">
          <table:table-cell table:style-name="ce1"/>
          <table:table-cell table:style-name="ce2"/>
          <table:table-cell table:style-name="ce4"/>
          <table:table-cell table:style-name="ce5"/>
          <table:table-cell office:value-type="float" office:value="3600" table:style-name="ce4">
            <text:p>3.600,00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2" table:style-name="ce3"/>
          <table:table-cell table:number-columns-repeated="16368"/>
        </table:table-row>
        <table:table-row table:style-name="ro1">
          <table:table-cell office:value-type="string" table:style-name="ce6">
            <text:p>m2</text:p>
          </table:table-cell>
          <table:table-cell table:style-name="ce2"/>
          <table:table-cell office:value-type="float" office:value="55" table:style-name="ce4">
            <text:p>55,00</text:p>
          </table:table-cell>
          <table:table-cell table:style-name="ce5"/>
          <table:table-cell office:value-type="float" office:value="160" table:style-name="ce4">
            <text:p>160,00</text:p>
          </table:table-cell>
          <table:table-cell table:style-name="ce5"/>
          <table:table-cell office:value-type="float" office:value="400" table:style-name="ce4">
            <text:p>400,00</text:p>
          </table:table-cell>
          <table:table-cell table:style-name="ce5"/>
          <table:table-cell office:value-type="float" office:value="100" table:style-name="ce4">
            <text:p>100,00</text:p>
          </table:table-cell>
          <table:table-cell table:style-name="ce5"/>
          <table:table-cell office:value-type="float" office:value="100" table:style-name="ce4">
            <text:p>100,00</text:p>
          </table:table-cell>
          <table:table-cell table:style-name="ce5"/>
          <table:table-cell office:value-type="float" office:value="100" table:style-name="ce4">
            <text:p>100,00</text:p>
          </table:table-cell>
          <table:table-cell table:style-name="ce5"/>
          <table:table-cell table:number-columns-repeated="2" table:style-name="ce3"/>
          <table:table-cell table:number-columns-repeated="16368"/>
        </table:table-row>
        <table:table-row table:style-name="ro1">
          <table:table-cell office:value-type="date" office:date-value="2021-07-01T00:00:00" table:style-name="ce7">
            <text:p>Tem <text:s/>2021</text:p>
          </table:table-cell>
          <table:table-cell office:value-type="percentage" office:value="1.7999999999999999E-2" table:style-name="ce8">
            <text:p>%1,80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2" table:style-name="ce3"/>
          <table:table-cell table:number-columns-repeated="16368"/>
        </table:table-row>
        <table:table-row table:style-name="ro1">
          <table:table-cell office:value-type="date" office:date-value="2021-08-01T00:00:00" table:style-name="ce7">
            <text:p>Ağu <text:s/>2021</text:p>
          </table:table-cell>
          <table:table-cell office:value-type="percentage" office:value="1.12E-2" table:style-name="ce8">
            <text:p>%1,12</text:p>
          </table:table-cell>
          <table:table-cell table:style-name="ce4"/>
          <table:table-cell table:style-name="ce5"/>
          <table:table-cell office:value-type="float" office:value="3600" table:style-name="ce9">
            <text:p>3.600,00</text:p>
          </table:table-cell>
          <table:table-cell office:value-type="float" office:value="22.5" table:formula="of:=[.E8]/[.$E$6]" table:style-name="ce10">
            <text:p>22,50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office:value-type="currency" office:value="3600" table:formula="of:=[.C8]+[.E8]+[.G8]+[.I8]+[.K8]+[.M8]" table:style-name="ce11">
            <text:p>₺3.600,00</text:p>
          </table:table-cell>
          <table:table-cell office:value-type="currency" office:value="22.5" table:formula="of:=[.D8]+[.F8]+[.H8]+[.J8]+[.L8]+[.N8]" table:style-name="ce11">
            <text:p>₺22,50</text:p>
          </table:table-cell>
          <table:table-cell table:number-columns-repeated="16368"/>
        </table:table-row>
        <table:table-row table:style-name="ro1">
          <table:table-cell office:value-type="date" office:date-value="2021-09-01T00:00:00" table:style-name="ce7">
            <text:p>Eyl <text:s/>2021</text:p>
          </table:table-cell>
          <table:table-cell office:value-type="percentage" office:value="1.2500000000000001E-2" table:style-name="ce8">
            <text:p>%1,25</text:p>
          </table:table-cell>
          <table:table-cell office:value-type="float" office:value="2000" table:style-name="ce9">
            <text:p>2.000,00</text:p>
          </table:table-cell>
          <table:table-cell office:value-type="float" office:value="36.363636363636367" table:formula="of:=[.C9]/[.$C$6]" table:style-name="ce10">
            <text:p>36,36</text:p>
          </table:table-cell>
          <table:table-cell office:value-type="float" office:value="3645" table:formula="of:=[.E8]+([.E8]*[.B9])" table:style-name="ce4">
            <text:p>3.645,00</text:p>
          </table:table-cell>
          <table:table-cell office:value-type="float" office:value="22.78125" table:formula="of:=[.E9]/[.$E$6]" table:style-name="ce10">
            <text:p>22,78</text:p>
          </table:table-cell>
          <table:table-cell table:style-name="ce4"/>
          <table:table-cell table:style-name="ce5"/>
          <table:table-cell office:value-type="float" office:value="2500" table:style-name="ce9">
            <text:p>2.500,00</text:p>
          </table:table-cell>
          <table:table-cell office:value-type="float" office:value="25" table:formula="of:=[.I9]/[.$I$6]" table:style-name="ce10">
            <text:p>25,00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office:value-type="currency" office:value="8145" table:formula="of:=[.C9]+[.E9]+[.G9]+[.I9]+[.K9]+[.M9]" table:style-name="ce11">
            <text:p>₺8.145,00</text:p>
          </table:table-cell>
          <table:table-cell office:value-type="currency" office:value="84.144886363636374" table:formula="of:=[.D9]+[.F9]+[.H9]+[.J9]+[.L9]+[.N9]" table:style-name="ce11">
            <text:p>₺84,14</text:p>
          </table:table-cell>
          <table:table-cell table:number-columns-repeated="16368"/>
        </table:table-row>
        <table:table-row table:style-name="ro1">
          <table:table-cell office:value-type="date" office:date-value="2021-10-01T00:00:00" table:style-name="ce7">
            <text:p>Eki <text:s/>2021</text:p>
          </table:table-cell>
          <table:table-cell office:value-type="percentage" office:value="2.3900000000000001E-2" table:style-name="ce8">
            <text:p>%2,39</text:p>
          </table:table-cell>
          <table:table-cell office:value-type="float" office:value="2047.8" table:formula="of:=[.C9]+([.C9]*[.B10])" table:style-name="ce4">
            <text:p>2.047,80</text:p>
          </table:table-cell>
          <table:table-cell office:value-type="float" office:value="37.232727272727274" table:formula="of:=[.C10]/[.$C$6]" table:style-name="ce10">
            <text:p>37,23</text:p>
          </table:table-cell>
          <table:table-cell office:value-type="float" office:value="3732.1154999999999" table:formula="of:=[.E9]+([.E9]*[.B10])" table:style-name="ce4">
            <text:p>3.732,12</text:p>
          </table:table-cell>
          <table:table-cell office:value-type="float" office:value="23.325721874999999" table:formula="of:=[.E10]/[.$E$6]" table:style-name="ce10">
            <text:p>23,33</text:p>
          </table:table-cell>
          <table:table-cell table:style-name="ce4"/>
          <table:table-cell table:style-name="ce5"/>
          <table:table-cell office:value-type="float" office:value="2559.75" table:formula="of:=[.I9]+([.I9]*[.B10])" table:style-name="ce4">
            <text:p>2.559,75</text:p>
          </table:table-cell>
          <table:table-cell office:value-type="float" office:value="25.5975" table:formula="of:=[.I10]/[.$I$6]" table:style-name="ce10">
            <text:p>25,60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office:value-type="currency" office:value="8339.6654999999992" table:formula="of:=[.C10]+[.E10]+[.G10]+[.I10]+[.K10]+[.M10]" table:style-name="ce11">
            <text:p>₺8.339,67</text:p>
          </table:table-cell>
          <table:table-cell office:value-type="currency" office:value="86.15594914772727" table:formula="of:=[.D10]+[.F10]+[.H10]+[.J10]+[.L10]+[.N10]" table:style-name="ce11">
            <text:p>₺86,16</text:p>
          </table:table-cell>
          <table:table-cell table:number-columns-repeated="16368"/>
        </table:table-row>
        <table:table-row table:style-name="ro1">
          <table:table-cell office:value-type="date" office:date-value="2021-11-01T00:00:00" table:style-name="ce7">
            <text:p>Kas <text:s/>2021</text:p>
          </table:table-cell>
          <table:table-cell office:value-type="percentage" office:value="3.5099999999999999E-2" table:style-name="ce8">
            <text:p>%3,51</text:p>
          </table:table-cell>
          <table:table-cell office:value-type="float" office:value="2119.67778" table:formula="of:=[.C10]+([.C10]*[.B11])" table:style-name="ce4">
            <text:p>2.119,68</text:p>
          </table:table-cell>
          <table:table-cell office:value-type="float" office:value="38.539596000000003" table:formula="of:=[.C11]/[.$C$6]" table:style-name="ce10">
            <text:p>38,54</text:p>
          </table:table-cell>
          <table:table-cell office:value-type="float" office:value="3863.1127540499997" table:formula="of:=[.E10]+([.E10]*[.B11])" table:style-name="ce4">
            <text:p>3.863,11</text:p>
          </table:table-cell>
          <table:table-cell office:value-type="float" office:value="24.144454712812497" table:formula="of:=[.E11]/[.$E$6]" table:style-name="ce10">
            <text:p>24,14</text:p>
          </table:table-cell>
          <table:table-cell office:value-type="float" office:value="3600" table:style-name="ce9">
            <text:p>3.600,00</text:p>
          </table:table-cell>
          <table:table-cell office:value-type="float" office:value="9" table:formula="of:=[.G11]/[.$G$6]" table:style-name="ce10">
            <text:p>9,00</text:p>
          </table:table-cell>
          <table:table-cell office:value-type="float" office:value="2649.597225" table:formula="of:=[.I10]+([.I10]*[.B11])" table:style-name="ce4">
            <text:p>2.649,60</text:p>
          </table:table-cell>
          <table:table-cell office:value-type="float" office:value="26.495972250000001" table:formula="of:=[.I11]/[.$I$6]" table:style-name="ce10">
            <text:p>26,50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office:value-type="currency" office:value="12232.38775905" table:formula="of:=[.C11]+[.E11]+[.G11]+[.I11]+[.K11]+[.M11]" table:style-name="ce11">
            <text:p>₺12.232,39</text:p>
          </table:table-cell>
          <table:table-cell office:value-type="currency" office:value="98.180022962812501" table:formula="of:=[.D11]+[.F11]+[.H11]+[.J11]+[.L11]+[.N11]" table:style-name="ce11">
            <text:p>₺98,18</text:p>
          </table:table-cell>
          <table:table-cell table:number-columns-repeated="16368"/>
        </table:table-row>
        <table:table-row table:style-name="ro1">
          <table:table-cell office:value-type="date" office:date-value="2021-12-01T00:00:00" table:style-name="ce7">
            <text:p>Ara <text:s/>2021</text:p>
          </table:table-cell>
          <table:table-cell office:value-type="percentage" office:value="0.1358" table:style-name="ce8">
            <text:p>%13,58</text:p>
          </table:table-cell>
          <table:table-cell office:value-type="float" office:value="2407.5300225239998" table:formula="of:=[.C11]+([.C11]*[.B12])" table:style-name="ce4">
            <text:p>2.407,53</text:p>
          </table:table-cell>
          <table:table-cell office:value-type="float" office:value="43.7732731368" table:formula="of:=[.C12]/[.$C$6]" table:style-name="ce10">
            <text:p>43,77</text:p>
          </table:table-cell>
          <table:table-cell office:value-type="float" office:value="4387.7234660499898" table:formula="of:=[.E11]+([.E11]*[.B12])" table:style-name="ce4">
            <text:p>4.387,72</text:p>
          </table:table-cell>
          <table:table-cell office:value-type="float" office:value="27.423271662812436" table:formula="of:=[.E12]/[.$E$6]" table:style-name="ce10">
            <text:p>27,42</text:p>
          </table:table-cell>
          <table:table-cell office:value-type="float" office:value="4088.88" table:formula="of:=[.G11]+([.G11]*[.B12])" table:style-name="ce4">
            <text:p>4.088,88</text:p>
          </table:table-cell>
          <table:table-cell office:value-type="float" office:value="10.222200000000001" table:formula="of:=[.G12]/[.$G$6]" table:style-name="ce10">
            <text:p>10,22</text:p>
          </table:table-cell>
          <table:table-cell office:value-type="float" office:value="3009.412528155" table:formula="of:=[.I11]+([.I11]*[.B12])" table:style-name="ce4">
            <text:p>3.009,41</text:p>
          </table:table-cell>
          <table:table-cell office:value-type="float" office:value="30.094125281549999" table:formula="of:=[.I12]/[.$I$6]" table:style-name="ce10">
            <text:p>30,09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office:value-type="currency" office:value="13893.546016728989" table:formula="of:=[.C12]+[.E12]+[.G12]+[.I12]+[.K12]+[.M12]" table:style-name="ce11">
            <text:p>₺13.893,55</text:p>
          </table:table-cell>
          <table:table-cell office:value-type="currency" office:value="111.51287008116245" table:formula="of:=[.D12]+[.F12]+[.H12]+[.J12]+[.L12]+[.N12]" table:style-name="ce11">
            <text:p>₺111,51</text:p>
          </table:table-cell>
          <table:table-cell table:number-columns-repeated="16368"/>
        </table:table-row>
        <table:table-row table:style-name="ro1">
          <table:table-cell office:value-type="date" office:date-value="2022-01-01T00:00:00" table:style-name="ce7">
            <text:p>Oca <text:s/>2022</text:p>
          </table:table-cell>
          <table:table-cell office:value-type="percentage" office:value="0.111" table:style-name="ce8">
            <text:p>%11,10</text:p>
          </table:table-cell>
          <table:table-cell office:value-type="float" office:value="2674.765855024164" table:formula="of:=[.C12]+([.C12]*[.B13])" table:style-name="ce4">
            <text:p>2.674,77</text:p>
          </table:table-cell>
          <table:table-cell office:value-type="float" office:value="48.6321064549848" table:formula="of:=[.C13]/[.$C$6]" table:style-name="ce10">
            <text:p>48,63</text:p>
          </table:table-cell>
          <table:table-cell office:value-type="float" office:value="4874.7607707815387" table:formula="of:=[.E12]+([.E12]*[.B13])" table:style-name="ce4">
            <text:p>4.874,76</text:p>
          </table:table-cell>
          <table:table-cell office:value-type="float" office:value="30.467254817384617" table:formula="of:=[.E13]/[.$E$6]" table:style-name="ce10">
            <text:p>30,47</text:p>
          </table:table-cell>
          <table:table-cell office:value-type="float" office:value="4542.74568" table:formula="of:=[.G12]+([.G12]*[.B13])" table:style-name="ce4">
            <text:p>4.542,75</text:p>
          </table:table-cell>
          <table:table-cell office:value-type="float" office:value="11.3568642" table:formula="of:=[.G13]/[.$G$6]" table:style-name="ce10">
            <text:p>11,36</text:p>
          </table:table-cell>
          <table:table-cell office:value-type="float" office:value="3343.4573187802052" table:formula="of:=[.I12]+([.I12]*[.B13])" table:style-name="ce4">
            <text:p>3.343,46</text:p>
          </table:table-cell>
          <table:table-cell office:value-type="float" office:value="33.434573187802052" table:formula="of:=[.I13]/[.$I$6]" table:style-name="ce10">
            <text:p>33,43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office:value-type="currency" office:value="15435.729624585907" table:formula="of:=[.C13]+[.E13]+[.G13]+[.I13]+[.K13]+[.M13]" table:style-name="ce11">
            <text:p>₺15.435,73</text:p>
          </table:table-cell>
          <table:table-cell office:value-type="currency" office:value="123.89079866017147" table:formula="of:=[.D13]+[.F13]+[.H13]+[.J13]+[.L13]+[.N13]" table:style-name="ce11">
            <text:p>₺123,89</text:p>
          </table:table-cell>
          <table:table-cell table:number-columns-repeated="16368"/>
        </table:table-row>
        <table:table-row table:style-name="ro1">
          <table:table-cell office:value-type="date" office:date-value="2022-02-01T00:00:00" table:style-name="ce7">
            <text:p>Şub <text:s/>2022</text:p>
          </table:table-cell>
          <table:table-cell office:value-type="percentage" office:value="4.8099999999999997E-2" table:style-name="ce8">
            <text:p>%4,81</text:p>
          </table:table-cell>
          <table:table-cell office:value-type="float" office:value="2803.4220926508265" table:formula="of:=[.C13]+([.C13]*[.B14])" table:style-name="ce4">
            <text:p>2.803,42</text:p>
          </table:table-cell>
          <table:table-cell office:value-type="float" office:value="50.971310775469576" table:formula="of:=[.C14]/[.$C$6]" table:style-name="ce10">
            <text:p>50,97</text:p>
          </table:table-cell>
          <table:table-cell office:value-type="float" office:value="5109.2367638561309" table:formula="of:=[.E13]+([.E13]*[.B14])" table:style-name="ce4">
            <text:p>5.109,24</text:p>
          </table:table-cell>
          <table:table-cell office:value-type="float" office:value="31.932729774100817" table:formula="of:=[.E14]/[.$E$6]" table:style-name="ce10">
            <text:p>31,93</text:p>
          </table:table-cell>
          <table:table-cell office:value-type="float" office:value="4761.2517472079999" table:formula="of:=[.G13]+([.G13]*[.B14])" table:style-name="ce4">
            <text:p>4.761,25</text:p>
          </table:table-cell>
          <table:table-cell office:value-type="float" office:value="11.90312936802" table:formula="of:=[.G14]/[.$G$6]" table:style-name="ce10">
            <text:p>11,90</text:p>
          </table:table-cell>
          <table:table-cell office:value-type="float" office:value="3504.277615813533" table:formula="of:=[.I13]+([.I13]*[.B14])" table:style-name="ce4">
            <text:p>3.504,28</text:p>
          </table:table-cell>
          <table:table-cell office:value-type="float" office:value="35.042776158135332" table:formula="of:=[.I14]/[.$I$6]" table:style-name="ce10">
            <text:p>35,04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office:value-type="currency" office:value="16178.188219528491" table:formula="of:=[.C14]+[.E14]+[.G14]+[.I14]+[.K14]+[.M14]" table:style-name="ce11">
            <text:p>₺16.178,19</text:p>
          </table:table-cell>
          <table:table-cell office:value-type="currency" office:value="129.84994607572574" table:formula="of:=[.D14]+[.F14]+[.H14]+[.J14]+[.L14]+[.N14]" table:style-name="ce11">
            <text:p>₺129,85</text:p>
          </table:table-cell>
          <table:table-cell table:number-columns-repeated="16368"/>
        </table:table-row>
        <table:table-row table:style-name="ro1">
          <table:table-cell office:value-type="date" office:date-value="2022-03-01T00:00:00" table:style-name="ce7">
            <text:p>Mar <text:s/>2022</text:p>
          </table:table-cell>
          <table:table-cell office:value-type="percentage" office:value="5.4600000000000003E-2" table:style-name="ce8">
            <text:p>%5,46</text:p>
          </table:table-cell>
          <table:table-cell office:value-type="float" office:value="2956.4889389095615" table:formula="of:=[.C14]+([.C14]*[.B15])" table:style-name="ce4">
            <text:p>2.956,49</text:p>
          </table:table-cell>
          <table:table-cell office:value-type="float" office:value="53.75434434381021" table:formula="of:=[.C15]/[.$C$6]" table:style-name="ce10">
            <text:p>53,75</text:p>
          </table:table-cell>
          <table:table-cell office:value-type="float" office:value="5388.2010911626758" table:formula="of:=[.E14]+([.E14]*[.B15])" table:style-name="ce4">
            <text:p>5.388,20</text:p>
          </table:table-cell>
          <table:table-cell office:value-type="float" office:value="33.676256819766721" table:formula="of:=[.E15]/[.$E$6]" table:style-name="ce10">
            <text:p>33,68</text:p>
          </table:table-cell>
          <table:table-cell office:value-type="float" office:value="5021.2160926055567" table:formula="of:=[.G14]+([.G14]*[.B15])" table:style-name="ce4">
            <text:p>5.021,22</text:p>
          </table:table-cell>
          <table:table-cell office:value-type="float" office:value="12.553040231513892" table:formula="of:=[.G15]/[.$G$6]" table:style-name="ce10">
            <text:p>12,55</text:p>
          </table:table-cell>
          <table:table-cell office:value-type="float" office:value="3695.6111736369521" table:formula="of:=[.I14]+([.I14]*[.B15])" table:style-name="ce4">
            <text:p>3.695,61</text:p>
          </table:table-cell>
          <table:table-cell office:value-type="float" office:value="36.956111736369522" table:formula="of:=[.I15]/[.$I$6]" table:style-name="ce10">
            <text:p>36,96</text:p>
          </table:table-cell>
          <table:table-cell office:value-type="float" office:value="4000" table:style-name="ce9">
            <text:p>4.000,00</text:p>
          </table:table-cell>
          <table:table-cell office:value-type="float" office:value="40" table:formula="of:=[.K15]/[.$K$6]" table:style-name="ce10">
            <text:p>40,00</text:p>
          </table:table-cell>
          <table:table-cell table:style-name="ce4"/>
          <table:table-cell office:value-type="float" office:value="0" table:formula="of:=[.M15]/[.$K$6]" table:style-name="ce10">
            <text:p>0,00</text:p>
          </table:table-cell>
          <table:table-cell office:value-type="currency" office:value="21061.517296314745" table:formula="of:=[.C15]+[.E15]+[.G15]+[.I15]+[.K15]+[.M15]" table:style-name="ce11">
            <text:p>₺21.061,52</text:p>
          </table:table-cell>
          <table:table-cell office:value-type="currency" office:value="176.93975313146035" table:formula="of:=[.D15]+[.F15]+[.H15]+[.J15]+[.L15]+[.N15]" table:style-name="ce11">
            <text:p>₺176,94</text:p>
          </table:table-cell>
          <table:table-cell table:number-columns-repeated="16368"/>
        </table:table-row>
        <table:table-row table:style-name="ro1">
          <table:table-cell office:value-type="date" office:date-value="2022-04-01T00:00:00" table:style-name="ce7">
            <text:p>Nis <text:s/>2022</text:p>
          </table:table-cell>
          <table:table-cell office:value-type="percentage" office:value="7.2499999999999995E-2" table:style-name="ce8">
            <text:p>%7,25</text:p>
          </table:table-cell>
          <table:table-cell office:value-type="float" office:value="3170.8343869805049" table:formula="of:=[.C15]+([.C15]*[.B16])" table:style-name="ce4">
            <text:p>3.170,83</text:p>
          </table:table-cell>
          <table:table-cell office:value-type="float" office:value="57.651534308736451" table:formula="of:=[.C16]/[.$C$6]" table:style-name="ce10">
            <text:p>57,65</text:p>
          </table:table-cell>
          <table:table-cell office:value-type="float" office:value="5778.8456702719695" table:formula="of:=[.E15]+([.E15]*[.B16])" table:style-name="ce4">
            <text:p>5.778,85</text:p>
          </table:table-cell>
          <table:table-cell office:value-type="float" office:value="36.117785439199807" table:formula="of:=[.E16]/[.$E$6]" table:style-name="ce10">
            <text:p>36,12</text:p>
          </table:table-cell>
          <table:table-cell office:value-type="float" office:value="5385.2542593194594" table:formula="of:=[.G15]+([.G15]*[.B16])" table:style-name="ce4">
            <text:p>5.385,25</text:p>
          </table:table-cell>
          <table:table-cell office:value-type="float" office:value="13.463135648298648" table:formula="of:=[.G16]/[.$G$6]" table:style-name="ce10">
            <text:p>13,46</text:p>
          </table:table-cell>
          <table:table-cell office:value-type="float" office:value="3963.5429837256311" table:formula="of:=[.I15]+([.I15]*[.B16])" table:style-name="ce4">
            <text:p>3.963,54</text:p>
          </table:table-cell>
          <table:table-cell office:value-type="float" office:value="39.635429837256311" table:formula="of:=[.I16]/[.$I$6]" table:style-name="ce10">
            <text:p>39,64</text:p>
          </table:table-cell>
          <table:table-cell office:value-type="float" office:value="4290" table:formula="of:=[.K15]+([.K15]*[.B16])" table:style-name="ce4">
            <text:p>4.290,00</text:p>
          </table:table-cell>
          <table:table-cell office:value-type="float" office:value="42.9" table:formula="of:=[.K16]/[.$K$6]" table:style-name="ce10">
            <text:p>42,90</text:p>
          </table:table-cell>
          <table:table-cell table:style-name="ce4"/>
          <table:table-cell office:value-type="float" office:value="0" table:formula="of:=[.M16]/[.$K$6]" table:style-name="ce10">
            <text:p>0,00</text:p>
          </table:table-cell>
          <table:table-cell office:value-type="currency" office:value="22588.477300297563" table:formula="of:=[.C16]+[.E16]+[.G16]+[.I16]+[.K16]+[.M16]" table:style-name="ce11">
            <text:p>₺22.588,48</text:p>
          </table:table-cell>
          <table:table-cell office:value-type="currency" office:value="189.76788523349123" table:formula="of:=[.D16]+[.F16]+[.H16]+[.J16]+[.L16]+[.N16]" table:style-name="ce11">
            <text:p>₺189,77</text:p>
          </table:table-cell>
          <table:table-cell table:number-columns-repeated="16368"/>
        </table:table-row>
        <table:table-row table:style-name="ro1">
          <table:table-cell office:value-type="date" office:date-value="2022-05-01T00:00:00" table:style-name="ce7">
            <text:p>May <text:s/>2022</text:p>
          </table:table-cell>
          <table:table-cell office:value-type="percentage" office:value="2.98E-2" table:style-name="ce8">
            <text:p>%2,98</text:p>
          </table:table-cell>
          <table:table-cell office:value-type="float" office:value="3265.3252517125238" table:formula="of:=[.C16]+([.C16]*[.B17])" table:style-name="ce4">
            <text:p>3.265,33</text:p>
          </table:table-cell>
          <table:table-cell office:value-type="float" office:value="59.369550031136797" table:formula="of:=[.C17]/[.$C$6]" table:style-name="ce10">
            <text:p>59,37</text:p>
          </table:table-cell>
          <table:table-cell office:value-type="float" office:value="5951.055271246074" table:formula="of:=[.E16]+([.E16]*[.B17])" table:style-name="ce4">
            <text:p>5.951,06</text:p>
          </table:table-cell>
          <table:table-cell office:value-type="float" office:value="37.194095445287964" table:formula="of:=[.E17]/[.$E$6]" table:style-name="ce10">
            <text:p>37,19</text:p>
          </table:table-cell>
          <table:table-cell office:value-type="float" office:value="5545.7348362471794" table:formula="of:=[.G16]+([.G16]*[.B17])" table:style-name="ce4">
            <text:p>5.545,73</text:p>
          </table:table-cell>
          <table:table-cell office:value-type="float" office:value="13.864337090617948" table:formula="of:=[.G17]/[.$G$6]" table:style-name="ce10">
            <text:p>13,86</text:p>
          </table:table-cell>
          <table:table-cell office:value-type="float" office:value="4081.6565646406548" table:formula="of:=[.I16]+([.I16]*[.B17])" table:style-name="ce4">
            <text:p>4.081,66</text:p>
          </table:table-cell>
          <table:table-cell office:value-type="float" office:value="40.816565646406545" table:formula="of:=[.I17]/[.$I$6]" table:style-name="ce10">
            <text:p>40,82</text:p>
          </table:table-cell>
          <table:table-cell office:value-type="float" office:value="4417.8419999999996" table:formula="of:=[.K16]+([.K16]*[.B17])" table:style-name="ce4">
            <text:p>4.417,84</text:p>
          </table:table-cell>
          <table:table-cell office:value-type="float" office:value="44.178419999999996" table:formula="of:=[.K17]/[.$K$6]" table:style-name="ce10">
            <text:p>44,18</text:p>
          </table:table-cell>
          <table:table-cell table:style-name="ce4"/>
          <table:table-cell office:value-type="float" office:value="0" table:formula="of:=[.M17]/[.$K$6]" table:style-name="ce10">
            <text:p>0,00</text:p>
          </table:table-cell>
          <table:table-cell office:value-type="currency" office:value="23261.613923846435" table:formula="of:=[.C17]+[.E17]+[.G17]+[.I17]+[.K17]+[.M17]" table:style-name="ce11">
            <text:p>₺23.261,61</text:p>
          </table:table-cell>
          <table:table-cell office:value-type="currency" office:value="195.42296821344925" table:formula="of:=[.D17]+[.F17]+[.H17]+[.J17]+[.L17]+[.N17]" table:style-name="ce11">
            <text:p>₺195,42</text:p>
          </table:table-cell>
          <table:table-cell table:number-columns-repeated="16368"/>
        </table:table-row>
        <table:table-row table:style-name="ro1">
          <table:table-cell office:value-type="date" office:date-value="2022-06-01T00:00:00" table:style-name="ce12">
            <text:p>Haz <text:s/>2022</text:p>
          </table:table-cell>
          <table:table-cell office:value-type="percentage" office:value="4.9500000000000002E-2" table:style-name="ce13">
            <text:p>%4,95</text:p>
          </table:table-cell>
          <table:table-cell office:value-type="float" office:value="3426.9588516722938" table:formula="of:=[.C17]+([.C17]*[.B18])" table:style-name="ce14">
            <text:p>3.426,96</text:p>
          </table:table-cell>
          <table:table-cell office:value-type="float" office:value="62.308342757678069" table:formula="of:=[.C18]/[.$C$6]" table:style-name="ce15">
            <text:p>62,31</text:p>
          </table:table-cell>
          <table:table-cell office:value-type="float" office:value="6245.6325071727542" table:formula="of:=[.E17]+([.E17]*[.B18])" table:style-name="ce14">
            <text:p>6.245,63</text:p>
          </table:table-cell>
          <table:table-cell office:value-type="float" office:value="39.035203169829714" table:formula="of:=[.E18]/[.$E$6]" table:style-name="ce15">
            <text:p>39,04</text:p>
          </table:table-cell>
          <table:table-cell office:value-type="float" office:value="5820.2487106414146" table:formula="of:=[.G17]+([.G17]*[.B18])" table:style-name="ce14">
            <text:p>5.820,25</text:p>
          </table:table-cell>
          <table:table-cell office:value-type="float" office:value="14.550621776603537" table:formula="of:=[.G18]/[.$G$6]" table:style-name="ce15">
            <text:p>14,55</text:p>
          </table:table-cell>
          <table:table-cell office:value-type="float" office:value="4283.6985645903669" table:formula="of:=[.I17]+([.I17]*[.B18])" table:style-name="ce14">
            <text:p>4.283,70</text:p>
          </table:table-cell>
          <table:table-cell office:value-type="float" office:value="42.836985645903667" table:formula="of:=[.I18]/[.$I$6]" table:style-name="ce15">
            <text:p>42,84</text:p>
          </table:table-cell>
          <table:table-cell office:value-type="float" office:value="4636.5251789999993" table:formula="of:=[.K17]+([.K17]*[.B18])" table:style-name="ce14">
            <text:p>4.636,53</text:p>
          </table:table-cell>
          <table:table-cell office:value-type="float" office:value="46.365251789999995" table:formula="of:=[.K18]/[.$K$6]" table:style-name="ce15">
            <text:p>46,37</text:p>
          </table:table-cell>
          <table:table-cell table:style-name="ce14"/>
          <table:table-cell office:value-type="float" office:value="0" table:formula="of:=[.M18]/[.$K$6]" table:style-name="ce15">
            <text:p>0,00</text:p>
          </table:table-cell>
          <table:table-cell office:value-type="currency" office:value="24413.063813076828" table:formula="of:=[.C18]+[.E18]+[.G18]+[.I18]+[.K18]+[.M18]" table:style-name="ce16">
            <text:p>₺24.413,06</text:p>
          </table:table-cell>
          <table:table-cell office:value-type="currency" office:value="205.09640514001501" table:formula="of:=[.D18]+[.F18]+[.H18]+[.J18]+[.L18]+[.N18]" table:style-name="ce16">
            <text:p>₺205,10</text:p>
          </table:table-cell>
          <table:table-cell table:number-columns-repeated="16368" table:style-name="ce17"/>
        </table:table-row>
        <table:table-row table:style-name="ro1">
          <table:table-cell office:value-type="date" office:date-value="2022-07-02T00:00:00" table:style-name="ce7">
            <text:p>Tem <text:s/>2022</text:p>
          </table:table-cell>
          <table:table-cell office:value-type="percentage" office:value="4.9500000000000002E-2" table:style-name="ce8">
            <text:p>%4,95</text:p>
          </table:table-cell>
          <table:table-cell office:value-type="float" office:value="3596.5933148300724" table:formula="of:=[.C18]+([.C18]*[.B19])" table:style-name="ce4">
            <text:p>3.596,59</text:p>
          </table:table-cell>
          <table:table-cell office:value-type="float" office:value="65.392605724183127" table:formula="of:=[.C19]/[.$C$6]" table:style-name="ce10">
            <text:p>65,39</text:p>
          </table:table-cell>
          <table:table-cell office:value-type="float" office:value="6554.7913162778059" table:formula="of:=[.E18]+([.E18]*[.B19])" table:style-name="ce4">
            <text:p>6.554,79</text:p>
          </table:table-cell>
          <table:table-cell office:value-type="float" office:value="40.967445726736287" table:formula="of:=[.E19]/[.$E$6]" table:style-name="ce10">
            <text:p>40,97</text:p>
          </table:table-cell>
          <table:table-cell office:value-type="float" office:value="6108.3510218181646" table:formula="of:=[.G18]+([.G18]*[.B19])" table:style-name="ce4">
            <text:p>6.108,35</text:p>
          </table:table-cell>
          <table:table-cell office:value-type="float" office:value="15.270877554545411" table:formula="of:=[.G19]/[.$G$6]" table:style-name="ce10">
            <text:p>15,27</text:p>
          </table:table-cell>
          <table:table-cell office:value-type="float" office:value="4495.7416435375899" table:formula="of:=[.I18]+([.I18]*[.B19])" table:style-name="ce4">
            <text:p>4.495,74</text:p>
          </table:table-cell>
          <table:table-cell office:value-type="float" office:value="44.957416435375897" table:formula="of:=[.I19]/[.$I$6]" table:style-name="ce10">
            <text:p>44,96</text:p>
          </table:table-cell>
          <table:table-cell office:value-type="float" office:value="4866.0331753604996" table:formula="of:=[.K18]+([.K18]*[.B19])" table:style-name="ce4">
            <text:p>4.866,03</text:p>
          </table:table-cell>
          <table:table-cell office:value-type="float" office:value="48.660331753604993" table:formula="of:=[.K19]/[.$K$6]" table:style-name="ce10">
            <text:p>48,66</text:p>
          </table:table-cell>
          <table:table-cell table:style-name="ce4"/>
          <table:table-cell office:value-type="float" office:value="0" table:formula="of:=[.M19]/[.$K$6]" table:style-name="ce10">
            <text:p>0,00</text:p>
          </table:table-cell>
          <table:table-cell office:value-type="currency" office:value="25621.510471824131" table:formula="of:=[.C19]+[.E19]+[.G19]+[.I19]+[.K19]+[.M19]" table:style-name="ce11">
            <text:p>₺25.621,51</text:p>
          </table:table-cell>
          <table:table-cell office:value-type="currency" office:value="215.24867719444572" table:formula="of:=[.D19]+[.F19]+[.H19]+[.J19]+[.L19]+[.N19]" table:style-name="ce11">
            <text:p>₺215,25</text:p>
          </table:table-cell>
          <table:table-cell table:number-columns-repeated="16368"/>
        </table:table-row>
        <table:table-row table:style-name="ro1">
          <table:table-cell office:value-type="date" office:date-value="2022-08-03T00:00:00" table:style-name="ce7">
            <text:p>Ağu <text:s/>2022</text:p>
          </table:table-cell>
          <table:table-cell office:value-type="percentage" office:value="4.9500000000000002E-2" table:style-name="ce8">
            <text:p>%4,95</text:p>
          </table:table-cell>
          <table:table-cell office:value-type="float" office:value="3774.6246839141609" table:formula="of:=[.C19]+([.C19]*[.B20])" table:style-name="ce4">
            <text:p>3.774,62</text:p>
          </table:table-cell>
          <table:table-cell office:value-type="float" office:value="68.629539707530199" table:formula="of:=[.C20]/[.$C$6]" table:style-name="ce10">
            <text:p>68,63</text:p>
          </table:table-cell>
          <table:table-cell office:value-type="float" office:value="6879.2534864335576" table:formula="of:=[.E19]+([.E19]*[.B20])" table:style-name="ce4">
            <text:p>6.879,25</text:p>
          </table:table-cell>
          <table:table-cell office:value-type="float" office:value="42.995334290209733" table:formula="of:=[.E20]/[.$E$6]" table:style-name="ce10">
            <text:p>43,00</text:p>
          </table:table-cell>
          <table:table-cell office:value-type="float" office:value="6410.7143973981638" table:formula="of:=[.G19]+([.G19]*[.B20])" table:style-name="ce4">
            <text:p>6.410,71</text:p>
          </table:table-cell>
          <table:table-cell office:value-type="float" office:value="16.026785993495409" table:formula="of:=[.G20]/[.$G$6]" table:style-name="ce10">
            <text:p>16,03</text:p>
          </table:table-cell>
          <table:table-cell office:value-type="float" office:value="4718.2808548927005" table:formula="of:=[.I19]+([.I19]*[.B20])" table:style-name="ce4">
            <text:p>4.718,28</text:p>
          </table:table-cell>
          <table:table-cell office:value-type="float" office:value="47.182808548927007" table:formula="of:=[.I20]/[.$I$6]" table:style-name="ce10">
            <text:p>47,18</text:p>
          </table:table-cell>
          <table:table-cell office:value-type="float" office:value="5106.9018175408446" table:formula="of:=[.K19]+([.K19]*[.B20])" table:style-name="ce4">
            <text:p>5.106,90</text:p>
          </table:table-cell>
          <table:table-cell office:value-type="float" office:value="51.069018175408445" table:formula="of:=[.K20]/[.$K$6]" table:style-name="ce10">
            <text:p>51,07</text:p>
          </table:table-cell>
          <table:table-cell table:style-name="ce4"/>
          <table:table-cell office:value-type="float" office:value="0" table:formula="of:=[.M20]/[.$K$6]" table:style-name="ce10">
            <text:p>0,00</text:p>
          </table:table-cell>
          <table:table-cell office:value-type="currency" office:value="26889.775240179424" table:formula="of:=[.C20]+[.E20]+[.G20]+[.I20]+[.K20]+[.M20]" table:style-name="ce11">
            <text:p>₺26.889,78</text:p>
          </table:table-cell>
          <table:table-cell office:value-type="currency" office:value="225.90348671557081" table:formula="of:=[.D20]+[.F20]+[.H20]+[.J20]+[.L20]+[.N20]" table:style-name="ce11">
            <text:p>₺225,90</text:p>
          </table:table-cell>
          <table:table-cell table:number-columns-repeated="16368"/>
        </table:table-row>
        <table:table-row table:style-name="ro1">
          <table:table-cell office:value-type="date" office:date-value="2022-09-04T00:00:00" table:style-name="ce7">
            <text:p>Eyl <text:s/>2022</text:p>
          </table:table-cell>
          <table:table-cell office:value-type="percentage" office:value="4.9500000000000002E-2" table:style-name="ce8">
            <text:p>%4,95</text:p>
          </table:table-cell>
          <table:table-cell office:value-type="float" office:value="3961.4686057679119" table:formula="of:=[.C20]+([.C20]*[.B21])" table:style-name="ce4">
            <text:p>3.961,47</text:p>
          </table:table-cell>
          <table:table-cell office:value-type="float" office:value="72.02670192305294" table:formula="of:=[.C21]/[.$C$6]" table:style-name="ce10">
            <text:p>72,03</text:p>
          </table:table-cell>
          <table:table-cell office:value-type="float" office:value="7219.7765340120186" table:formula="of:=[.E20]+([.E20]*[.B21])" table:style-name="ce4">
            <text:p>7.219,78</text:p>
          </table:table-cell>
          <table:table-cell office:value-type="float" office:value="45.123603337575119" table:formula="of:=[.E21]/[.$E$6]" table:style-name="ce10">
            <text:p>45,12</text:p>
          </table:table-cell>
          <table:table-cell office:value-type="float" office:value="6728.0447600693733" table:formula="of:=[.G20]+([.G20]*[.B21])" table:style-name="ce4">
            <text:p>6.728,04</text:p>
          </table:table-cell>
          <table:table-cell office:value-type="float" office:value="16.820111900173433" table:formula="of:=[.G21]/[.$G$6]" table:style-name="ce10">
            <text:p>16,82</text:p>
          </table:table-cell>
          <table:table-cell office:value-type="float" office:value="4951.8357572098894" table:formula="of:=[.I20]+([.I20]*[.B21])" table:style-name="ce4">
            <text:p>4.951,84</text:p>
          </table:table-cell>
          <table:table-cell office:value-type="float" office:value="49.518357572098893" table:formula="of:=[.I21]/[.$I$6]" table:style-name="ce10">
            <text:p>49,52</text:p>
          </table:table-cell>
          <table:table-cell office:value-type="float" office:value="5359.6934575091163" table:formula="of:=[.K20]+([.K20]*[.B21])" table:style-name="ce4">
            <text:p>5.359,69</text:p>
          </table:table-cell>
          <table:table-cell office:value-type="float" office:value="53.596934575091161" table:formula="of:=[.K21]/[.$K$6]" table:style-name="ce10">
            <text:p>53,60</text:p>
          </table:table-cell>
          <table:table-cell table:style-name="ce4"/>
          <table:table-cell office:value-type="float" office:value="0" table:formula="of:=[.M21]/[.$K$6]" table:style-name="ce10">
            <text:p>0,00</text:p>
          </table:table-cell>
          <table:table-cell office:value-type="currency" office:value="28220.819114568309" table:formula="of:=[.C21]+[.E21]+[.G21]+[.I21]+[.K21]+[.M21]" table:style-name="ce11">
            <text:p>₺28.220,82</text:p>
          </table:table-cell>
          <table:table-cell office:value-type="currency" office:value="237.08570930799155" table:formula="of:=[.D21]+[.F21]+[.H21]+[.J21]+[.L21]+[.N21]" table:style-name="ce11">
            <text:p>₺237,09</text:p>
          </table:table-cell>
          <table:table-cell table:number-columns-repeated="16368"/>
        </table:table-row>
        <table:table-row table:number-rows-repeated="11" table:style-name="ro1">
          <table:table-cell table:style-name="ce1"/>
          <table:table-cell table:style-name="ce2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2" table:style-name="ce3"/>
          <table:table-cell table:number-columns-repeated="16368"/>
        </table:table-row>
        <table:table-row table:number-rows-repeated="1048544" table:style-name="ro1">
          <table:table-cell table:number-columns-repeated="16384"/>
        </table:table-row>
      </table:table>
      <table:table table:name="Sheet2" table:style-name="ta1">
        <table:table-column table:style-name="co16" table:default-cell-style-name="ce1"/>
        <table:table-column table:style-name="co16" table:number-columns-repeated="4" table:default-cell-style-name="ce4"/>
        <table:table-column table:style-name="co17" table:number-columns-repeated="16379" table:default-cell-style-name="ce1"/>
        <table:table-row table:style-name="ro1">
          <table:table-cell table:style-name="ce1"/>
          <table:table-cell office:value-type="string" table:style-name="ce18">
            <text:p>tüfe yıllık</text:p>
          </table:table-cell>
          <table:table-cell office:value-type="string" table:style-name="ce18">
            <text:p>tüfe aylık</text:p>
          </table:table-cell>
          <table:table-cell table:number-columns-repeated="1638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9">
            <text:p>05-2022</text:p>
          </table:table-cell>
          <table:table-cell office:value-type="float" office:value="73.5" table:style-name="ce20">
            <text:p>73,50</text:p>
          </table:table-cell>
          <table:table-cell office:value-type="float" office:value="2.98" table:style-name="ce20">
            <text:p>2,98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4-2022</text:p>
          </table:table-cell>
          <table:table-cell office:value-type="float" office:value="69.97" table:style-name="ce20">
            <text:p>69,97</text:p>
          </table:table-cell>
          <table:table-cell office:value-type="float" office:value="7.25" table:style-name="ce20">
            <text:p>7,25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3-2022</text:p>
          </table:table-cell>
          <table:table-cell office:value-type="float" office:value="61.14" table:style-name="ce20">
            <text:p>61,14</text:p>
          </table:table-cell>
          <table:table-cell office:value-type="float" office:value="5.46" table:style-name="ce20">
            <text:p>5,46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2-2022</text:p>
          </table:table-cell>
          <table:table-cell office:value-type="float" office:value="54.44" table:style-name="ce20">
            <text:p>54,44</text:p>
          </table:table-cell>
          <table:table-cell office:value-type="float" office:value="4.8099999999999996" table:style-name="ce20">
            <text:p>4,81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1-2022</text:p>
          </table:table-cell>
          <table:table-cell office:value-type="float" office:value="48.69" table:style-name="ce20">
            <text:p>48,69</text:p>
          </table:table-cell>
          <table:table-cell office:value-type="string" table:style-name="ce20">
            <text:p>11,10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12-2021</text:p>
          </table:table-cell>
          <table:table-cell office:value-type="float" office:value="36.08" table:style-name="ce20">
            <text:p>36,08</text:p>
          </table:table-cell>
          <table:table-cell office:value-type="float" office:value="13.58" table:style-name="ce20">
            <text:p>13,58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11-2021</text:p>
          </table:table-cell>
          <table:table-cell office:value-type="float" office:value="21.31" table:style-name="ce20">
            <text:p>21,31</text:p>
          </table:table-cell>
          <table:table-cell office:value-type="float" office:value="3.51" table:style-name="ce20">
            <text:p>3,51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10-2021</text:p>
          </table:table-cell>
          <table:table-cell office:value-type="float" office:value="19.89" table:style-name="ce20">
            <text:p>19,89</text:p>
          </table:table-cell>
          <table:table-cell office:value-type="float" office:value="2.39" table:style-name="ce20">
            <text:p>2,39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9-2021</text:p>
          </table:table-cell>
          <table:table-cell office:value-type="float" office:value="19.579999999999998" table:style-name="ce20">
            <text:p>19,58</text:p>
          </table:table-cell>
          <table:table-cell office:value-type="float" office:value="1.25" table:style-name="ce20">
            <text:p>1,25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8-2021</text:p>
          </table:table-cell>
          <table:table-cell office:value-type="float" office:value="19.25" table:style-name="ce20">
            <text:p>19,25</text:p>
          </table:table-cell>
          <table:table-cell office:value-type="string" table:style-name="ce20">
            <text:p>1,12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7-2021</text:p>
          </table:table-cell>
          <table:table-cell office:value-type="float" office:value="18.95" table:style-name="ce20">
            <text:p>18,95</text:p>
          </table:table-cell>
          <table:table-cell office:value-type="float" office:value="1.8" table:style-name="ce20">
            <text:p>1,80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6-2021</text:p>
          </table:table-cell>
          <table:table-cell office:value-type="float" office:value="17.53" table:style-name="ce20">
            <text:p>17,53</text:p>
          </table:table-cell>
          <table:table-cell office:value-type="float" office:value="1.94" table:style-name="ce20">
            <text:p>1,94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5-2021</text:p>
          </table:table-cell>
          <table:table-cell office:value-type="float" office:value="16.59" table:style-name="ce20">
            <text:p>16,59</text:p>
          </table:table-cell>
          <table:table-cell office:value-type="float" office:value="0.89" table:style-name="ce20">
            <text:p>0,89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4-2021</text:p>
          </table:table-cell>
          <table:table-cell office:value-type="float" office:value="17.14" table:style-name="ce20">
            <text:p>17,14</text:p>
          </table:table-cell>
          <table:table-cell office:value-type="float" office:value="1.68" table:style-name="ce20">
            <text:p>1,68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3-2021</text:p>
          </table:table-cell>
          <table:table-cell office:value-type="float" office:value="16.190000000000001" table:style-name="ce20">
            <text:p>16,19</text:p>
          </table:table-cell>
          <table:table-cell office:value-type="string" table:style-name="ce20">
            <text:p>1,08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2-2021</text:p>
          </table:table-cell>
          <table:table-cell office:value-type="float" office:value="15.61" table:style-name="ce20">
            <text:p>15,61</text:p>
          </table:table-cell>
          <table:table-cell office:value-type="float" office:value="0.91" table:style-name="ce20">
            <text:p>0,91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1-2021</text:p>
          </table:table-cell>
          <table:table-cell office:value-type="float" office:value="14.97" table:style-name="ce20">
            <text:p>14,97</text:p>
          </table:table-cell>
          <table:table-cell office:value-type="float" office:value="1.68" table:style-name="ce20">
            <text:p>1,68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12-2020</text:p>
          </table:table-cell>
          <table:table-cell office:value-type="float" office:value="14.6" table:style-name="ce20">
            <text:p>14,60</text:p>
          </table:table-cell>
          <table:table-cell office:value-type="float" office:value="1.25" table:style-name="ce20">
            <text:p>1,25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11-2020</text:p>
          </table:table-cell>
          <table:table-cell office:value-type="string" table:style-name="ce20">
            <text:p>14,03</text:p>
          </table:table-cell>
          <table:table-cell office:value-type="float" office:value="2.2999999999999998" table:style-name="ce20">
            <text:p>2,30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10-2020</text:p>
          </table:table-cell>
          <table:table-cell office:value-type="float" office:value="11.89" table:style-name="ce20">
            <text:p>11,89</text:p>
          </table:table-cell>
          <table:table-cell office:value-type="float" office:value="2.13" table:style-name="ce20">
            <text:p>2,13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9-2020</text:p>
          </table:table-cell>
          <table:table-cell office:value-type="float" office:value="11.75" table:style-name="ce20">
            <text:p>11,75</text:p>
          </table:table-cell>
          <table:table-cell office:value-type="float" office:value="0.97" table:style-name="ce20">
            <text:p>0,97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8-2020</text:p>
          </table:table-cell>
          <table:table-cell office:value-type="float" office:value="11.77" table:style-name="ce20">
            <text:p>11,77</text:p>
          </table:table-cell>
          <table:table-cell office:value-type="float" office:value="0.86" table:style-name="ce20">
            <text:p>0,86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7-2020</text:p>
          </table:table-cell>
          <table:table-cell office:value-type="float" office:value="11.76" table:style-name="ce20">
            <text:p>11,76</text:p>
          </table:table-cell>
          <table:table-cell office:value-type="float" office:value="0.57999999999999996" table:style-name="ce20">
            <text:p>0,58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6-2020</text:p>
          </table:table-cell>
          <table:table-cell office:value-type="float" office:value="12.62" table:style-name="ce20">
            <text:p>12,62</text:p>
          </table:table-cell>
          <table:table-cell office:value-type="float" office:value="1.1299999999999999" table:style-name="ce20">
            <text:p>1,13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5-2020</text:p>
          </table:table-cell>
          <table:table-cell office:value-type="float" office:value="11.39" table:style-name="ce20">
            <text:p>11,39</text:p>
          </table:table-cell>
          <table:table-cell office:value-type="float" office:value="1.36" table:style-name="ce20">
            <text:p>1,36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4-2020</text:p>
          </table:table-cell>
          <table:table-cell office:value-type="float" office:value="10.94" table:style-name="ce20">
            <text:p>10,94</text:p>
          </table:table-cell>
          <table:table-cell office:value-type="float" office:value="0.85" table:style-name="ce20">
            <text:p>0,85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3-2020</text:p>
          </table:table-cell>
          <table:table-cell office:value-type="float" office:value="11.86" table:style-name="ce20">
            <text:p>11,86</text:p>
          </table:table-cell>
          <table:table-cell office:value-type="float" office:value="0.56999999999999995" table:style-name="ce20">
            <text:p>0,57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2-2020</text:p>
          </table:table-cell>
          <table:table-cell office:value-type="float" office:value="12.37" table:style-name="ce20">
            <text:p>12,37</text:p>
          </table:table-cell>
          <table:table-cell office:value-type="float" office:value="0.35" table:style-name="ce20">
            <text:p>0,35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1-2020</text:p>
          </table:table-cell>
          <table:table-cell office:value-type="float" office:value="12.15" table:style-name="ce20">
            <text:p>12,15</text:p>
          </table:table-cell>
          <table:table-cell office:value-type="float" office:value="1.35" table:style-name="ce20">
            <text:p>1,35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12-2019</text:p>
          </table:table-cell>
          <table:table-cell office:value-type="float" office:value="11.84" table:style-name="ce20">
            <text:p>11,84</text:p>
          </table:table-cell>
          <table:table-cell office:value-type="float" office:value="0.74" table:style-name="ce20">
            <text:p>0,74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11-2019</text:p>
          </table:table-cell>
          <table:table-cell office:value-type="float" office:value="10.56" table:style-name="ce20">
            <text:p>10,56</text:p>
          </table:table-cell>
          <table:table-cell office:value-type="float" office:value="0.38" table:style-name="ce20">
            <text:p>0,38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10-2019</text:p>
          </table:table-cell>
          <table:table-cell office:value-type="float" office:value="8.5500000000000007" table:style-name="ce20">
            <text:p>8,55</text:p>
          </table:table-cell>
          <table:table-cell office:value-type="float" office:value="2" table:style-name="ce21">
            <text:p>2,00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9-2019</text:p>
          </table:table-cell>
          <table:table-cell office:value-type="float" office:value="9.26" table:style-name="ce20">
            <text:p>9,26</text:p>
          </table:table-cell>
          <table:table-cell office:value-type="float" office:value="0.99" table:style-name="ce20">
            <text:p>0,99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8-2019</text:p>
          </table:table-cell>
          <table:table-cell office:value-type="string" table:style-name="ce20">
            <text:p>15,01</text:p>
          </table:table-cell>
          <table:table-cell office:value-type="float" office:value="0.86" table:style-name="ce20">
            <text:p>0,86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7-2019</text:p>
          </table:table-cell>
          <table:table-cell office:value-type="float" office:value="16.649999999999999" table:style-name="ce20">
            <text:p>16,65</text:p>
          </table:table-cell>
          <table:table-cell office:value-type="float" office:value="1.36" table:style-name="ce20">
            <text:p>1,36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6-2019</text:p>
          </table:table-cell>
          <table:table-cell office:value-type="float" office:value="15.72" table:style-name="ce20">
            <text:p>15,72</text:p>
          </table:table-cell>
          <table:table-cell office:value-type="float" office:value="0.03" table:style-name="ce20">
            <text:p>0,03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5-2019</text:p>
          </table:table-cell>
          <table:table-cell office:value-type="float" office:value="18.71" table:style-name="ce20">
            <text:p>18,71</text:p>
          </table:table-cell>
          <table:table-cell office:value-type="float" office:value="0.95" table:style-name="ce20">
            <text:p>0,95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4-2019</text:p>
          </table:table-cell>
          <table:table-cell office:value-type="float" office:value="19.5" table:style-name="ce20">
            <text:p>19,50</text:p>
          </table:table-cell>
          <table:table-cell office:value-type="float" office:value="1.69" table:style-name="ce20">
            <text:p>1,69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3-2019</text:p>
          </table:table-cell>
          <table:table-cell office:value-type="float" office:value="19.71" table:style-name="ce20">
            <text:p>19,71</text:p>
          </table:table-cell>
          <table:table-cell office:value-type="string" table:style-name="ce20">
            <text:p>1,03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2-2019</text:p>
          </table:table-cell>
          <table:table-cell office:value-type="float" office:value="19.670000000000002" table:style-name="ce20">
            <text:p>19,67</text:p>
          </table:table-cell>
          <table:table-cell office:value-type="float" office:value="0.16" table:style-name="ce20">
            <text:p>0,16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1-2019</text:p>
          </table:table-cell>
          <table:table-cell office:value-type="float" office:value="20.350000000000001" table:style-name="ce20">
            <text:p>20,35</text:p>
          </table:table-cell>
          <table:table-cell office:value-type="string" table:style-name="ce20">
            <text:p>1,06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12-2018</text:p>
          </table:table-cell>
          <table:table-cell office:value-type="float" office:value="20.3" table:style-name="ce20">
            <text:p>20,30</text:p>
          </table:table-cell>
          <table:table-cell office:value-type="float" office:value="-0.4" table:style-name="ce20">
            <text:p>-0,40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11-2018</text:p>
          </table:table-cell>
          <table:table-cell office:value-type="float" office:value="21.62" table:style-name="ce20">
            <text:p>21,62</text:p>
          </table:table-cell>
          <table:table-cell office:value-type="float" office:value="-1.44" table:style-name="ce20">
            <text:p>-1,44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10-2018</text:p>
          </table:table-cell>
          <table:table-cell office:value-type="float" office:value="25.24" table:style-name="ce20">
            <text:p>25,24</text:p>
          </table:table-cell>
          <table:table-cell office:value-type="float" office:value="2.67" table:style-name="ce20">
            <text:p>2,67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9-2018</text:p>
          </table:table-cell>
          <table:table-cell office:value-type="float" office:value="24.52" table:style-name="ce20">
            <text:p>24,52</text:p>
          </table:table-cell>
          <table:table-cell office:value-type="float" office:value="6.3" table:style-name="ce20">
            <text:p>6,30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8-2018</text:p>
          </table:table-cell>
          <table:table-cell office:value-type="float" office:value="17.899999999999999" table:style-name="ce20">
            <text:p>17,90</text:p>
          </table:table-cell>
          <table:table-cell office:value-type="float" office:value="2.2999999999999998" table:style-name="ce20">
            <text:p>2,30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7-2018</text:p>
          </table:table-cell>
          <table:table-cell office:value-type="float" office:value="15.85" table:style-name="ce20">
            <text:p>15,85</text:p>
          </table:table-cell>
          <table:table-cell office:value-type="float" office:value="0.55000000000000004" table:style-name="ce20">
            <text:p>0,55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6-2018</text:p>
          </table:table-cell>
          <table:table-cell office:value-type="float" office:value="15.39" table:style-name="ce20">
            <text:p>15,39</text:p>
          </table:table-cell>
          <table:table-cell office:value-type="float" office:value="2.61" table:style-name="ce20">
            <text:p>2,61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5-2018</text:p>
          </table:table-cell>
          <table:table-cell office:value-type="float" office:value="12.15" table:style-name="ce20">
            <text:p>12,15</text:p>
          </table:table-cell>
          <table:table-cell office:value-type="float" office:value="1.62" table:style-name="ce20">
            <text:p>1,62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4-2018</text:p>
          </table:table-cell>
          <table:table-cell office:value-type="float" office:value="10.85" table:style-name="ce20">
            <text:p>10,85</text:p>
          </table:table-cell>
          <table:table-cell office:value-type="float" office:value="1.87" table:style-name="ce20">
            <text:p>1,87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3-2018</text:p>
          </table:table-cell>
          <table:table-cell office:value-type="float" office:value="10.23" table:style-name="ce20">
            <text:p>10,23</text:p>
          </table:table-cell>
          <table:table-cell office:value-type="float" office:value="0.99" table:style-name="ce20">
            <text:p>0,99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2-2018</text:p>
          </table:table-cell>
          <table:table-cell office:value-type="float" office:value="10.26" table:style-name="ce20">
            <text:p>10,26</text:p>
          </table:table-cell>
          <table:table-cell office:value-type="float" office:value="0.73" table:style-name="ce20">
            <text:p>0,73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1-2018</text:p>
          </table:table-cell>
          <table:table-cell office:value-type="float" office:value="10.35" table:style-name="ce20">
            <text:p>10,35</text:p>
          </table:table-cell>
          <table:table-cell office:value-type="string" table:style-name="ce20">
            <text:p>1,02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12-2017</text:p>
          </table:table-cell>
          <table:table-cell office:value-type="float" office:value="11.92" table:style-name="ce20">
            <text:p>11,92</text:p>
          </table:table-cell>
          <table:table-cell office:value-type="float" office:value="0.69" table:style-name="ce20">
            <text:p>0,69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11-2017</text:p>
          </table:table-cell>
          <table:table-cell office:value-type="float" office:value="12.98" table:style-name="ce20">
            <text:p>12,98</text:p>
          </table:table-cell>
          <table:table-cell office:value-type="float" office:value="1.49" table:style-name="ce20">
            <text:p>1,49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10-2017</text:p>
          </table:table-cell>
          <table:table-cell office:value-type="float" office:value="11.9" table:style-name="ce20">
            <text:p>11,90</text:p>
          </table:table-cell>
          <table:table-cell office:value-type="string" table:style-name="ce20">
            <text:p>2,08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9-2017</text:p>
          </table:table-cell>
          <table:table-cell office:value-type="float" office:value="11.2" table:style-name="ce20">
            <text:p>11,20</text:p>
          </table:table-cell>
          <table:table-cell office:value-type="float" office:value="0.65" table:style-name="ce20">
            <text:p>0,65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8-2017</text:p>
          </table:table-cell>
          <table:table-cell office:value-type="float" office:value="10.68" table:style-name="ce20">
            <text:p>10,68</text:p>
          </table:table-cell>
          <table:table-cell office:value-type="float" office:value="0.52" table:style-name="ce20">
            <text:p>0,52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7-2017</text:p>
          </table:table-cell>
          <table:table-cell office:value-type="float" office:value="9.7899999999999991" table:style-name="ce20">
            <text:p>9,79</text:p>
          </table:table-cell>
          <table:table-cell office:value-type="float" office:value="0.15" table:style-name="ce20">
            <text:p>0,15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6-2017</text:p>
          </table:table-cell>
          <table:table-cell office:value-type="float" office:value="10.9" table:style-name="ce20">
            <text:p>10,90</text:p>
          </table:table-cell>
          <table:table-cell office:value-type="float" office:value="-0.27" table:style-name="ce20">
            <text:p>-0,27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5-2017</text:p>
          </table:table-cell>
          <table:table-cell office:value-type="float" office:value="11.72" table:style-name="ce20">
            <text:p>11,72</text:p>
          </table:table-cell>
          <table:table-cell office:value-type="float" office:value="0.45" table:style-name="ce20">
            <text:p>0,45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4-2017</text:p>
          </table:table-cell>
          <table:table-cell office:value-type="float" office:value="11.87" table:style-name="ce20">
            <text:p>11,87</text:p>
          </table:table-cell>
          <table:table-cell office:value-type="float" office:value="1.31" table:style-name="ce20">
            <text:p>1,31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3-2017</text:p>
          </table:table-cell>
          <table:table-cell office:value-type="float" office:value="11.29" table:style-name="ce20">
            <text:p>11,29</text:p>
          </table:table-cell>
          <table:table-cell office:value-type="string" table:style-name="ce20">
            <text:p>1,02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2-2017</text:p>
          </table:table-cell>
          <table:table-cell office:value-type="float" office:value="10.130000000000001" table:style-name="ce20">
            <text:p>10,13</text:p>
          </table:table-cell>
          <table:table-cell office:value-type="float" office:value="0.81" table:style-name="ce20">
            <text:p>0,81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1-2017</text:p>
          </table:table-cell>
          <table:table-cell office:value-type="float" office:value="9.2200000000000006" table:style-name="ce20">
            <text:p>9,22</text:p>
          </table:table-cell>
          <table:table-cell office:value-type="float" office:value="2.46" table:style-name="ce20">
            <text:p>2,46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12-2016</text:p>
          </table:table-cell>
          <table:table-cell office:value-type="float" office:value="8.5299999999999994" table:style-name="ce20">
            <text:p>8,53</text:p>
          </table:table-cell>
          <table:table-cell office:value-type="float" office:value="1.64" table:style-name="ce20">
            <text:p>1,64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11-2016</text:p>
          </table:table-cell>
          <table:table-cell office:value-type="float" office:value="7" table:style-name="ce20">
            <text:p>7,00</text:p>
          </table:table-cell>
          <table:table-cell office:value-type="float" office:value="0.52" table:style-name="ce20">
            <text:p>0,52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10-2016</text:p>
          </table:table-cell>
          <table:table-cell office:value-type="float" office:value="7.16" table:style-name="ce20">
            <text:p>7,16</text:p>
          </table:table-cell>
          <table:table-cell office:value-type="float" office:value="1.44" table:style-name="ce20">
            <text:p>1,44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9-2016</text:p>
          </table:table-cell>
          <table:table-cell office:value-type="float" office:value="7.28" table:style-name="ce20">
            <text:p>7,28</text:p>
          </table:table-cell>
          <table:table-cell office:value-type="float" office:value="0.18" table:style-name="ce20">
            <text:p>0,18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8-2016</text:p>
          </table:table-cell>
          <table:table-cell office:value-type="string" table:style-name="ce20">
            <text:p>8,05</text:p>
          </table:table-cell>
          <table:table-cell office:value-type="float" office:value="-0.28999999999999998" table:style-name="ce20">
            <text:p>-0,29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7-2016</text:p>
          </table:table-cell>
          <table:table-cell office:value-type="float" office:value="8.7899999999999991" table:style-name="ce20">
            <text:p>8,79</text:p>
          </table:table-cell>
          <table:table-cell office:value-type="float" office:value="1.1599999999999999" table:style-name="ce20">
            <text:p>1,16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6-2016</text:p>
          </table:table-cell>
          <table:table-cell office:value-type="float" office:value="7.64" table:style-name="ce20">
            <text:p>7,64</text:p>
          </table:table-cell>
          <table:table-cell office:value-type="float" office:value="0.47" table:style-name="ce20">
            <text:p>0,47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5-2016</text:p>
          </table:table-cell>
          <table:table-cell office:value-type="float" office:value="6.58" table:style-name="ce20">
            <text:p>6,58</text:p>
          </table:table-cell>
          <table:table-cell office:value-type="float" office:value="0.57999999999999996" table:style-name="ce20">
            <text:p>0,58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4-2016</text:p>
          </table:table-cell>
          <table:table-cell office:value-type="float" office:value="6.57" table:style-name="ce20">
            <text:p>6,57</text:p>
          </table:table-cell>
          <table:table-cell office:value-type="float" office:value="0.78" table:style-name="ce20">
            <text:p>0,78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3-2016</text:p>
          </table:table-cell>
          <table:table-cell office:value-type="float" office:value="7.46" table:style-name="ce20">
            <text:p>7,46</text:p>
          </table:table-cell>
          <table:table-cell office:value-type="float" office:value="-0.04" table:style-name="ce20">
            <text:p>-0,04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2-2016</text:p>
          </table:table-cell>
          <table:table-cell office:value-type="float" office:value="8.7799999999999994" table:style-name="ce20">
            <text:p>8,78</text:p>
          </table:table-cell>
          <table:table-cell office:value-type="float" office:value="-0.02" table:style-name="ce20">
            <text:p>-0,02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1-2016</text:p>
          </table:table-cell>
          <table:table-cell office:value-type="float" office:value="9.58" table:style-name="ce20">
            <text:p>9,58</text:p>
          </table:table-cell>
          <table:table-cell office:value-type="float" office:value="1.82" table:style-name="ce20">
            <text:p>1,82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12-2015</text:p>
          </table:table-cell>
          <table:table-cell office:value-type="float" office:value="8.81" table:style-name="ce20">
            <text:p>8,81</text:p>
          </table:table-cell>
          <table:table-cell office:value-type="float" office:value="0.21" table:style-name="ce20">
            <text:p>0,21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11-2015</text:p>
          </table:table-cell>
          <table:table-cell office:value-type="string" table:style-name="ce20">
            <text:p>8,10</text:p>
          </table:table-cell>
          <table:table-cell office:value-type="float" office:value="0.67" table:style-name="ce20">
            <text:p>0,67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10-2015</text:p>
          </table:table-cell>
          <table:table-cell office:value-type="float" office:value="7.58" table:style-name="ce20">
            <text:p>7,58</text:p>
          </table:table-cell>
          <table:table-cell office:value-type="float" office:value="1.55" table:style-name="ce20">
            <text:p>1,55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9-2015</text:p>
          </table:table-cell>
          <table:table-cell office:value-type="float" office:value="7.95" table:style-name="ce20">
            <text:p>7,95</text:p>
          </table:table-cell>
          <table:table-cell office:value-type="float" office:value="0.89" table:style-name="ce20">
            <text:p>0,89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8-2015</text:p>
          </table:table-cell>
          <table:table-cell office:value-type="float" office:value="7.14" table:style-name="ce20">
            <text:p>7,14</text:p>
          </table:table-cell>
          <table:table-cell office:value-type="float" office:value="0.4" table:style-name="ce20">
            <text:p>0,40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7-2015</text:p>
          </table:table-cell>
          <table:table-cell office:value-type="float" office:value="6.81" table:style-name="ce20">
            <text:p>6,81</text:p>
          </table:table-cell>
          <table:table-cell office:value-type="float" office:value="0.09" table:style-name="ce20">
            <text:p>0,09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6-2015</text:p>
          </table:table-cell>
          <table:table-cell office:value-type="float" office:value="7.2" table:style-name="ce20">
            <text:p>7,20</text:p>
          </table:table-cell>
          <table:table-cell office:value-type="float" office:value="-0.51" table:style-name="ce20">
            <text:p>-0,51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5-2015</text:p>
          </table:table-cell>
          <table:table-cell office:value-type="string" table:style-name="ce20">
            <text:p>8,09</text:p>
          </table:table-cell>
          <table:table-cell office:value-type="float" office:value="0.56000000000000005" table:style-name="ce20">
            <text:p>0,56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4-2015</text:p>
          </table:table-cell>
          <table:table-cell office:value-type="float" office:value="7.91" table:style-name="ce20">
            <text:p>7,91</text:p>
          </table:table-cell>
          <table:table-cell office:value-type="float" office:value="1.63" table:style-name="ce20">
            <text:p>1,63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3-2015</text:p>
          </table:table-cell>
          <table:table-cell office:value-type="float" office:value="7.61" table:style-name="ce20">
            <text:p>7,61</text:p>
          </table:table-cell>
          <table:table-cell office:value-type="float" office:value="1.19" table:style-name="ce20">
            <text:p>1,19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2-2015</text:p>
          </table:table-cell>
          <table:table-cell office:value-type="float" office:value="7.55" table:style-name="ce20">
            <text:p>7,55</text:p>
          </table:table-cell>
          <table:table-cell office:value-type="float" office:value="0.71" table:style-name="ce20">
            <text:p>0,71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1-2015</text:p>
          </table:table-cell>
          <table:table-cell office:value-type="float" office:value="7.24" table:style-name="ce20">
            <text:p>7,24</text:p>
          </table:table-cell>
          <table:table-cell office:value-type="string" table:style-name="ce20">
            <text:p>1,10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12-2014</text:p>
          </table:table-cell>
          <table:table-cell office:value-type="float" office:value="8.17" table:style-name="ce20">
            <text:p>8,17</text:p>
          </table:table-cell>
          <table:table-cell office:value-type="float" office:value="-0.44" table:style-name="ce20">
            <text:p>-0,44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11-2014</text:p>
          </table:table-cell>
          <table:table-cell office:value-type="float" office:value="9.15" table:style-name="ce20">
            <text:p>9,15</text:p>
          </table:table-cell>
          <table:table-cell office:value-type="float" office:value="0.18" table:style-name="ce20">
            <text:p>0,18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10-2014</text:p>
          </table:table-cell>
          <table:table-cell office:value-type="float" office:value="8.9600000000000009" table:style-name="ce20">
            <text:p>8,96</text:p>
          </table:table-cell>
          <table:table-cell office:value-type="float" office:value="1.9" table:style-name="ce20">
            <text:p>1,90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9-2014</text:p>
          </table:table-cell>
          <table:table-cell office:value-type="float" office:value="8.86" table:style-name="ce20">
            <text:p>8,86</text:p>
          </table:table-cell>
          <table:table-cell office:value-type="float" office:value="0.14000000000000001" table:style-name="ce20">
            <text:p>0,14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8-2014</text:p>
          </table:table-cell>
          <table:table-cell office:value-type="float" office:value="9.5399999999999991" table:style-name="ce20">
            <text:p>9,54</text:p>
          </table:table-cell>
          <table:table-cell office:value-type="float" office:value="0.09" table:style-name="ce20">
            <text:p>0,09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7-2014</text:p>
          </table:table-cell>
          <table:table-cell office:value-type="float" office:value="9.32" table:style-name="ce20">
            <text:p>9,32</text:p>
          </table:table-cell>
          <table:table-cell office:value-type="float" office:value="0.45" table:style-name="ce20">
            <text:p>0,45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6-2014</text:p>
          </table:table-cell>
          <table:table-cell office:value-type="float" office:value="9.16" table:style-name="ce20">
            <text:p>9,16</text:p>
          </table:table-cell>
          <table:table-cell office:value-type="float" office:value="0.31" table:style-name="ce20">
            <text:p>0,31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5-2014</text:p>
          </table:table-cell>
          <table:table-cell office:value-type="float" office:value="9.66" table:style-name="ce20">
            <text:p>9,66</text:p>
          </table:table-cell>
          <table:table-cell office:value-type="float" office:value="0.4" table:style-name="ce20">
            <text:p>0,40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4-2014</text:p>
          </table:table-cell>
          <table:table-cell office:value-type="float" office:value="9.3800000000000008" table:style-name="ce20">
            <text:p>9,38</text:p>
          </table:table-cell>
          <table:table-cell office:value-type="float" office:value="1.34" table:style-name="ce20">
            <text:p>1,34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3-2014</text:p>
          </table:table-cell>
          <table:table-cell office:value-type="float" office:value="8.39" table:style-name="ce20">
            <text:p>8,39</text:p>
          </table:table-cell>
          <table:table-cell office:value-type="float" office:value="1.1299999999999999" table:style-name="ce20">
            <text:p>1,13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2-2014</text:p>
          </table:table-cell>
          <table:table-cell office:value-type="float" office:value="7.89" table:style-name="ce20">
            <text:p>7,89</text:p>
          </table:table-cell>
          <table:table-cell office:value-type="float" office:value="0.43" table:style-name="ce20">
            <text:p>0,43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1-2014</text:p>
          </table:table-cell>
          <table:table-cell office:value-type="float" office:value="7.75" table:style-name="ce20">
            <text:p>7,75</text:p>
          </table:table-cell>
          <table:table-cell office:value-type="float" office:value="1.98" table:style-name="ce20">
            <text:p>1,98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12-2013</text:p>
          </table:table-cell>
          <table:table-cell office:value-type="string" table:style-name="ce20">
            <text:p>7,4</text:p>
          </table:table-cell>
          <table:table-cell office:value-type="float" office:value="0.46" table:style-name="ce20">
            <text:p>0,46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11-2013</text:p>
          </table:table-cell>
          <table:table-cell office:value-type="float" office:value="7.32" table:style-name="ce20">
            <text:p>7,32</text:p>
          </table:table-cell>
          <table:table-cell office:value-type="float" office:value="0.01" table:style-name="ce20">
            <text:p>0,01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10-2013</text:p>
          </table:table-cell>
          <table:table-cell office:value-type="float" office:value="7.71" table:style-name="ce20">
            <text:p>7,71</text:p>
          </table:table-cell>
          <table:table-cell office:value-type="string" table:style-name="ce20">
            <text:p>1,8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9-2013</text:p>
          </table:table-cell>
          <table:table-cell office:value-type="float" office:value="7.88" table:style-name="ce20">
            <text:p>7,88</text:p>
          </table:table-cell>
          <table:table-cell office:value-type="float" office:value="0.77" table:style-name="ce20">
            <text:p>0,77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8-2013</text:p>
          </table:table-cell>
          <table:table-cell office:value-type="float" office:value="8.17" table:style-name="ce20">
            <text:p>8,17</text:p>
          </table:table-cell>
          <table:table-cell office:value-type="float" office:value="-0.1" table:style-name="ce20">
            <text:p>-0,10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7-2013</text:p>
          </table:table-cell>
          <table:table-cell office:value-type="float" office:value="8.8800000000000008" table:style-name="ce20">
            <text:p>8,88</text:p>
          </table:table-cell>
          <table:table-cell office:value-type="float" office:value="0.31" table:style-name="ce20">
            <text:p>0,31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6-2013</text:p>
          </table:table-cell>
          <table:table-cell office:value-type="string" table:style-name="ce20">
            <text:p>8,3</text:p>
          </table:table-cell>
          <table:table-cell office:value-type="float" office:value="0.76" table:style-name="ce20">
            <text:p>0,76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5-2013</text:p>
          </table:table-cell>
          <table:table-cell office:value-type="float" office:value="6.51" table:style-name="ce20">
            <text:p>6,51</text:p>
          </table:table-cell>
          <table:table-cell office:value-type="float" office:value="0.15" table:style-name="ce20">
            <text:p>0,15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4-2013</text:p>
          </table:table-cell>
          <table:table-cell office:value-type="float" office:value="6.13" table:style-name="ce20">
            <text:p>6,13</text:p>
          </table:table-cell>
          <table:table-cell office:value-type="float" office:value="0.42" table:style-name="ce20">
            <text:p>0,42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3-2013</text:p>
          </table:table-cell>
          <table:table-cell office:value-type="float" office:value="7.29" table:style-name="ce20">
            <text:p>7,29</text:p>
          </table:table-cell>
          <table:table-cell office:value-type="float" office:value="0.66" table:style-name="ce20">
            <text:p>0,66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2-2013</text:p>
          </table:table-cell>
          <table:table-cell office:value-type="string" table:style-name="ce20">
            <text:p>7,03</text:p>
          </table:table-cell>
          <table:table-cell office:value-type="float" office:value="0.3" table:style-name="ce20">
            <text:p>0,30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1-2013</text:p>
          </table:table-cell>
          <table:table-cell office:value-type="float" office:value="7.31" table:style-name="ce20">
            <text:p>7,31</text:p>
          </table:table-cell>
          <table:table-cell office:value-type="float" office:value="1.65" table:style-name="ce20">
            <text:p>1,65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12-2012</text:p>
          </table:table-cell>
          <table:table-cell office:value-type="float" office:value="6.16" table:style-name="ce20">
            <text:p>6,16</text:p>
          </table:table-cell>
          <table:table-cell office:value-type="float" office:value="0.38" table:style-name="ce20">
            <text:p>0,38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11-2012</text:p>
          </table:table-cell>
          <table:table-cell office:value-type="float" office:value="6.37" table:style-name="ce20">
            <text:p>6,37</text:p>
          </table:table-cell>
          <table:table-cell office:value-type="float" office:value="0.38" table:style-name="ce20">
            <text:p>0,38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10-2012</text:p>
          </table:table-cell>
          <table:table-cell office:value-type="string" table:style-name="ce20">
            <text:p>7,8</text:p>
          </table:table-cell>
          <table:table-cell office:value-type="float" office:value="1.96" table:style-name="ce20">
            <text:p>1,96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9-2012</text:p>
          </table:table-cell>
          <table:table-cell office:value-type="float" office:value="9.19" table:style-name="ce20">
            <text:p>9,19</text:p>
          </table:table-cell>
          <table:table-cell office:value-type="string" table:style-name="ce20">
            <text:p>1,03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8-2012</text:p>
          </table:table-cell>
          <table:table-cell office:value-type="float" office:value="8.8800000000000008" table:style-name="ce20">
            <text:p>8,88</text:p>
          </table:table-cell>
          <table:table-cell office:value-type="float" office:value="0.56000000000000005" table:style-name="ce20">
            <text:p>0,56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7-2012</text:p>
          </table:table-cell>
          <table:table-cell office:value-type="string" table:style-name="ce20">
            <text:p>9,07</text:p>
          </table:table-cell>
          <table:table-cell office:value-type="float" office:value="-0.23" table:style-name="ce20">
            <text:p>-0,23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6-2012</text:p>
          </table:table-cell>
          <table:table-cell office:value-type="float" office:value="8.8699999999999992" table:style-name="ce20">
            <text:p>8,87</text:p>
          </table:table-cell>
          <table:table-cell office:value-type="float" office:value="-0.9" table:style-name="ce20">
            <text:p>-0,90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5-2012</text:p>
          </table:table-cell>
          <table:table-cell office:value-type="float" office:value="8.2799999999999994" table:style-name="ce20">
            <text:p>8,28</text:p>
          </table:table-cell>
          <table:table-cell office:value-type="float" office:value="-0.21" table:style-name="ce20">
            <text:p>-0,21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4-2012</text:p>
          </table:table-cell>
          <table:table-cell office:value-type="float" office:value="11.14" table:style-name="ce20">
            <text:p>11,14</text:p>
          </table:table-cell>
          <table:table-cell office:value-type="float" office:value="1.52" table:style-name="ce20">
            <text:p>1,52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3-2012</text:p>
          </table:table-cell>
          <table:table-cell office:value-type="float" office:value="10.43" table:style-name="ce20">
            <text:p>10,43</text:p>
          </table:table-cell>
          <table:table-cell office:value-type="float" office:value="0.41" table:style-name="ce20">
            <text:p>0,41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2-2012</text:p>
          </table:table-cell>
          <table:table-cell office:value-type="float" office:value="10.43" table:style-name="ce20">
            <text:p>10,43</text:p>
          </table:table-cell>
          <table:table-cell office:value-type="float" office:value="0.56000000000000005" table:style-name="ce20">
            <text:p>0,56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1-2012</text:p>
          </table:table-cell>
          <table:table-cell office:value-type="float" office:value="10.61" table:style-name="ce20">
            <text:p>10,61</text:p>
          </table:table-cell>
          <table:table-cell office:value-type="float" office:value="0.56000000000000005" table:style-name="ce20">
            <text:p>0,56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12-2011</text:p>
          </table:table-cell>
          <table:table-cell office:value-type="float" office:value="10.45" table:style-name="ce20">
            <text:p>10,45</text:p>
          </table:table-cell>
          <table:table-cell office:value-type="float" office:value="0.57999999999999996" table:style-name="ce20">
            <text:p>0,58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11-2011</text:p>
          </table:table-cell>
          <table:table-cell office:value-type="float" office:value="9.48" table:style-name="ce20">
            <text:p>9,48</text:p>
          </table:table-cell>
          <table:table-cell office:value-type="float" office:value="1.73" table:style-name="ce20">
            <text:p>1,73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10-2011</text:p>
          </table:table-cell>
          <table:table-cell office:value-type="float" office:value="7.66" table:style-name="ce20">
            <text:p>7,66</text:p>
          </table:table-cell>
          <table:table-cell office:value-type="float" office:value="3.27" table:style-name="ce20">
            <text:p>3,27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9-2011</text:p>
          </table:table-cell>
          <table:table-cell office:value-type="float" office:value="6.15" table:style-name="ce20">
            <text:p>6,15</text:p>
          </table:table-cell>
          <table:table-cell office:value-type="float" office:value="0.75" table:style-name="ce20">
            <text:p>0,75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8-2011</text:p>
          </table:table-cell>
          <table:table-cell office:value-type="float" office:value="6.65" table:style-name="ce20">
            <text:p>6,65</text:p>
          </table:table-cell>
          <table:table-cell office:value-type="float" office:value="0.73" table:style-name="ce20">
            <text:p>0,73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7-2011</text:p>
          </table:table-cell>
          <table:table-cell office:value-type="float" office:value="6.31" table:style-name="ce20">
            <text:p>6,31</text:p>
          </table:table-cell>
          <table:table-cell office:value-type="float" office:value="-0.41" table:style-name="ce20">
            <text:p>-0,41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6-2011</text:p>
          </table:table-cell>
          <table:table-cell office:value-type="float" office:value="6.24" table:style-name="ce20">
            <text:p>6,24</text:p>
          </table:table-cell>
          <table:table-cell office:value-type="float" office:value="-1.43" table:style-name="ce20">
            <text:p>-1,43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5-2011</text:p>
          </table:table-cell>
          <table:table-cell office:value-type="float" office:value="7.17" table:style-name="ce20">
            <text:p>7,17</text:p>
          </table:table-cell>
          <table:table-cell office:value-type="float" office:value="2.42" table:style-name="ce20">
            <text:p>2,42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4-2011</text:p>
          </table:table-cell>
          <table:table-cell office:value-type="float" office:value="4.26" table:style-name="ce20">
            <text:p>4,26</text:p>
          </table:table-cell>
          <table:table-cell office:value-type="float" office:value="0.87" table:style-name="ce20">
            <text:p>0,87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3-2011</text:p>
          </table:table-cell>
          <table:table-cell office:value-type="float" office:value="3.99" table:style-name="ce20">
            <text:p>3,99</text:p>
          </table:table-cell>
          <table:table-cell office:value-type="float" office:value="0.42" table:style-name="ce20">
            <text:p>0,42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2-2011</text:p>
          </table:table-cell>
          <table:table-cell office:value-type="float" office:value="4.16" table:style-name="ce20">
            <text:p>4,16</text:p>
          </table:table-cell>
          <table:table-cell office:value-type="float" office:value="0.73" table:style-name="ce20">
            <text:p>0,73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1-2011</text:p>
          </table:table-cell>
          <table:table-cell office:value-type="string" table:style-name="ce20">
            <text:p>4,9</text:p>
          </table:table-cell>
          <table:table-cell office:value-type="float" office:value="0.41" table:style-name="ce20">
            <text:p>0,41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12-2010</text:p>
          </table:table-cell>
          <table:table-cell office:value-type="string" table:style-name="ce20">
            <text:p>6,4</text:p>
          </table:table-cell>
          <table:table-cell office:value-type="float" office:value="-0.3" table:style-name="ce20">
            <text:p>-0,30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11-2010</text:p>
          </table:table-cell>
          <table:table-cell office:value-type="float" office:value="7.29" table:style-name="ce20">
            <text:p>7,29</text:p>
          </table:table-cell>
          <table:table-cell office:value-type="float" office:value="0.03" table:style-name="ce20">
            <text:p>0,03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10-2010</text:p>
          </table:table-cell>
          <table:table-cell office:value-type="float" office:value="8.6199999999999992" table:style-name="ce20">
            <text:p>8,62</text:p>
          </table:table-cell>
          <table:table-cell office:value-type="float" office:value="1.83" table:style-name="ce20">
            <text:p>1,83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9-2010</text:p>
          </table:table-cell>
          <table:table-cell office:value-type="float" office:value="9.24" table:style-name="ce20">
            <text:p>9,24</text:p>
          </table:table-cell>
          <table:table-cell office:value-type="float" office:value="1.23" table:style-name="ce20">
            <text:p>1,23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8-2010</text:p>
          </table:table-cell>
          <table:table-cell office:value-type="float" office:value="8.33" table:style-name="ce20">
            <text:p>8,33</text:p>
          </table:table-cell>
          <table:table-cell office:value-type="float" office:value="0.4" table:style-name="ce20">
            <text:p>0,40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7-2010</text:p>
          </table:table-cell>
          <table:table-cell office:value-type="float" office:value="7.58" table:style-name="ce20">
            <text:p>7,58</text:p>
          </table:table-cell>
          <table:table-cell office:value-type="float" office:value="-0.48" table:style-name="ce20">
            <text:p>-0,48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6-2010</text:p>
          </table:table-cell>
          <table:table-cell office:value-type="float" office:value="8.3699999999999992" table:style-name="ce20">
            <text:p>8,37</text:p>
          </table:table-cell>
          <table:table-cell office:value-type="float" office:value="-0.56000000000000005" table:style-name="ce20">
            <text:p>-0,56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5-2010</text:p>
          </table:table-cell>
          <table:table-cell office:value-type="string" table:style-name="ce20">
            <text:p>9,1</text:p>
          </table:table-cell>
          <table:table-cell office:value-type="float" office:value="-0.36" table:style-name="ce20">
            <text:p>-0,36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4-2010</text:p>
          </table:table-cell>
          <table:table-cell office:value-type="float" office:value="10.19" table:style-name="ce20">
            <text:p>10,19</text:p>
          </table:table-cell>
          <table:table-cell office:value-type="float" office:value="0.6" table:style-name="ce20">
            <text:p>0,60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3-2010</text:p>
          </table:table-cell>
          <table:table-cell office:value-type="float" office:value="9.56" table:style-name="ce20">
            <text:p>9,56</text:p>
          </table:table-cell>
          <table:table-cell office:value-type="float" office:value="0.57999999999999996" table:style-name="ce20">
            <text:p>0,58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2-2010</text:p>
          </table:table-cell>
          <table:table-cell office:value-type="float" office:value="10.130000000000001" table:style-name="ce20">
            <text:p>10,13</text:p>
          </table:table-cell>
          <table:table-cell office:value-type="float" office:value="1.45" table:style-name="ce20">
            <text:p>1,45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1-2010</text:p>
          </table:table-cell>
          <table:table-cell office:value-type="float" office:value="8.19" table:style-name="ce20">
            <text:p>8,19</text:p>
          </table:table-cell>
          <table:table-cell office:value-type="float" office:value="1.85" table:style-name="ce20">
            <text:p>1,85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12-2009</text:p>
          </table:table-cell>
          <table:table-cell office:value-type="float" office:value="6.53" table:style-name="ce20">
            <text:p>6,53</text:p>
          </table:table-cell>
          <table:table-cell office:value-type="float" office:value="0.53" table:style-name="ce20">
            <text:p>0,53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11-2009</text:p>
          </table:table-cell>
          <table:table-cell office:value-type="float" office:value="5.53" table:style-name="ce20">
            <text:p>5,53</text:p>
          </table:table-cell>
          <table:table-cell office:value-type="float" office:value="1.27" table:style-name="ce20">
            <text:p>1,27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10-2009</text:p>
          </table:table-cell>
          <table:table-cell office:value-type="string" table:style-name="ce20">
            <text:p>5,08</text:p>
          </table:table-cell>
          <table:table-cell office:value-type="float" office:value="2.41" table:style-name="ce20">
            <text:p>2,41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9-2009</text:p>
          </table:table-cell>
          <table:table-cell office:value-type="float" office:value="5.27" table:style-name="ce20">
            <text:p>5,27</text:p>
          </table:table-cell>
          <table:table-cell office:value-type="float" office:value="0.39" table:style-name="ce20">
            <text:p>0,39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8-2009</text:p>
          </table:table-cell>
          <table:table-cell office:value-type="float" office:value="5.33" table:style-name="ce20">
            <text:p>5,33</text:p>
          </table:table-cell>
          <table:table-cell office:value-type="float" office:value="-0.3" table:style-name="ce20">
            <text:p>-0,30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7-2009</text:p>
          </table:table-cell>
          <table:table-cell office:value-type="float" office:value="5.39" table:style-name="ce20">
            <text:p>5,39</text:p>
          </table:table-cell>
          <table:table-cell office:value-type="float" office:value="0.25" table:style-name="ce20">
            <text:p>0,25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6-2009</text:p>
          </table:table-cell>
          <table:table-cell office:value-type="float" office:value="5.73" table:style-name="ce20">
            <text:p>5,73</text:p>
          </table:table-cell>
          <table:table-cell office:value-type="float" office:value="0.11" table:style-name="ce20">
            <text:p>0,11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5-2009</text:p>
          </table:table-cell>
          <table:table-cell office:value-type="float" office:value="5.24" table:style-name="ce20">
            <text:p>5,24</text:p>
          </table:table-cell>
          <table:table-cell office:value-type="float" office:value="0.64" table:style-name="ce20">
            <text:p>0,64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4-2009</text:p>
          </table:table-cell>
          <table:table-cell office:value-type="float" office:value="6.13" table:style-name="ce20">
            <text:p>6,13</text:p>
          </table:table-cell>
          <table:table-cell office:value-type="float" office:value="0.02" table:style-name="ce20">
            <text:p>0,02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3-2009</text:p>
          </table:table-cell>
          <table:table-cell office:value-type="float" office:value="7.89" table:style-name="ce20">
            <text:p>7,89</text:p>
          </table:table-cell>
          <table:table-cell office:value-type="string" table:style-name="ce20">
            <text:p>1,1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2-2009</text:p>
          </table:table-cell>
          <table:table-cell office:value-type="float" office:value="7.73" table:style-name="ce20">
            <text:p>7,73</text:p>
          </table:table-cell>
          <table:table-cell office:value-type="float" office:value="-0.34" table:style-name="ce20">
            <text:p>-0,34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1-2009</text:p>
          </table:table-cell>
          <table:table-cell office:value-type="string" table:style-name="ce20">
            <text:p>9,5</text:p>
          </table:table-cell>
          <table:table-cell office:value-type="float" office:value="0.28999999999999998" table:style-name="ce20">
            <text:p>0,29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12-2008</text:p>
          </table:table-cell>
          <table:table-cell office:value-type="string" table:style-name="ce20">
            <text:p>10,06</text:p>
          </table:table-cell>
          <table:table-cell office:value-type="float" office:value="-0.41" table:style-name="ce20">
            <text:p>-0,41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11-2008</text:p>
          </table:table-cell>
          <table:table-cell office:value-type="float" office:value="10.76" table:style-name="ce20">
            <text:p>10,76</text:p>
          </table:table-cell>
          <table:table-cell office:value-type="float" office:value="0.83" table:style-name="ce20">
            <text:p>0,83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10-2008</text:p>
          </table:table-cell>
          <table:table-cell office:value-type="float" office:value="11.99" table:style-name="ce20">
            <text:p>11,99</text:p>
          </table:table-cell>
          <table:table-cell office:value-type="string" table:style-name="ce20">
            <text:p>2,6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9-2008</text:p>
          </table:table-cell>
          <table:table-cell office:value-type="float" office:value="11.13" table:style-name="ce20">
            <text:p>11,13</text:p>
          </table:table-cell>
          <table:table-cell office:value-type="float" office:value="0.45" table:style-name="ce20">
            <text:p>0,45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8-2008</text:p>
          </table:table-cell>
          <table:table-cell office:value-type="float" office:value="11.77" table:style-name="ce20">
            <text:p>11,77</text:p>
          </table:table-cell>
          <table:table-cell office:value-type="float" office:value="-0.24" table:style-name="ce20">
            <text:p>-0,24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7-2008</text:p>
          </table:table-cell>
          <table:table-cell office:value-type="string" table:style-name="ce20">
            <text:p>12,06</text:p>
          </table:table-cell>
          <table:table-cell office:value-type="float" office:value="0.57999999999999996" table:style-name="ce20">
            <text:p>0,58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6-2008</text:p>
          </table:table-cell>
          <table:table-cell office:value-type="float" office:value="10.61" table:style-name="ce20">
            <text:p>10,61</text:p>
          </table:table-cell>
          <table:table-cell office:value-type="float" office:value="-0.36" table:style-name="ce20">
            <text:p>-0,36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5-2008</text:p>
          </table:table-cell>
          <table:table-cell office:value-type="float" office:value="10.74" table:style-name="ce20">
            <text:p>10,74</text:p>
          </table:table-cell>
          <table:table-cell office:value-type="float" office:value="1.49" table:style-name="ce20">
            <text:p>1,49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4-2008</text:p>
          </table:table-cell>
          <table:table-cell office:value-type="float" office:value="9.66" table:style-name="ce20">
            <text:p>9,66</text:p>
          </table:table-cell>
          <table:table-cell office:value-type="float" office:value="1.68" table:style-name="ce20">
            <text:p>1,68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3-2008</text:p>
          </table:table-cell>
          <table:table-cell office:value-type="float" office:value="9.15" table:style-name="ce20">
            <text:p>9,15</text:p>
          </table:table-cell>
          <table:table-cell office:value-type="float" office:value="0.96" table:style-name="ce20">
            <text:p>0,96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2-2008</text:p>
          </table:table-cell>
          <table:table-cell office:value-type="string" table:style-name="ce20">
            <text:p>9,1</text:p>
          </table:table-cell>
          <table:table-cell office:value-type="float" office:value="1.29" table:style-name="ce20">
            <text:p>1,29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1-2008</text:p>
          </table:table-cell>
          <table:table-cell office:value-type="float" office:value="8.17" table:style-name="ce20">
            <text:p>8,17</text:p>
          </table:table-cell>
          <table:table-cell office:value-type="float" office:value="0.8" table:style-name="ce20">
            <text:p>0,80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12-2007</text:p>
          </table:table-cell>
          <table:table-cell office:value-type="float" office:value="8.39" table:style-name="ce20">
            <text:p>8,39</text:p>
          </table:table-cell>
          <table:table-cell office:value-type="float" office:value="0.22" table:style-name="ce20">
            <text:p>0,22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11-2007</text:p>
          </table:table-cell>
          <table:table-cell office:value-type="string" table:style-name="ce20">
            <text:p>8,4</text:p>
          </table:table-cell>
          <table:table-cell office:value-type="float" office:value="1.95" table:style-name="ce20">
            <text:p>1,95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10-2007</text:p>
          </table:table-cell>
          <table:table-cell office:value-type="string" table:style-name="ce20">
            <text:p>7,7</text:p>
          </table:table-cell>
          <table:table-cell office:value-type="float" office:value="1.81" table:style-name="ce20">
            <text:p>1,81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9-2007</text:p>
          </table:table-cell>
          <table:table-cell office:value-type="string" table:style-name="ce20">
            <text:p>7,12</text:p>
          </table:table-cell>
          <table:table-cell office:value-type="string" table:style-name="ce20">
            <text:p>1,03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8-2007</text:p>
          </table:table-cell>
          <table:table-cell office:value-type="float" office:value="7.39" table:style-name="ce20">
            <text:p>7,39</text:p>
          </table:table-cell>
          <table:table-cell office:value-type="float" office:value="0.02" table:style-name="ce20">
            <text:p>0,02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7-2007</text:p>
          </table:table-cell>
          <table:table-cell office:value-type="string" table:style-name="ce20">
            <text:p>6,9</text:p>
          </table:table-cell>
          <table:table-cell office:value-type="float" office:value="-0.73" table:style-name="ce20">
            <text:p>-0,73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6-2007</text:p>
          </table:table-cell>
          <table:table-cell office:value-type="string" table:style-name="ce20">
            <text:p>8,6</text:p>
          </table:table-cell>
          <table:table-cell office:value-type="float" office:value="-0.24" table:style-name="ce20">
            <text:p>-0,24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5-2007</text:p>
          </table:table-cell>
          <table:table-cell office:value-type="float" office:value="9.23" table:style-name="ce20">
            <text:p>9,23</text:p>
          </table:table-cell>
          <table:table-cell office:value-type="float" office:value="0.5" table:style-name="ce20">
            <text:p>0,50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4-2007</text:p>
          </table:table-cell>
          <table:table-cell office:value-type="float" office:value="10.72" table:style-name="ce20">
            <text:p>10,72</text:p>
          </table:table-cell>
          <table:table-cell office:value-type="float" office:value="1.21" table:style-name="ce20">
            <text:p>1,21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3-2007</text:p>
          </table:table-cell>
          <table:table-cell office:value-type="float" office:value="10.86" table:style-name="ce20">
            <text:p>10,86</text:p>
          </table:table-cell>
          <table:table-cell office:value-type="float" office:value="0.92" table:style-name="ce20">
            <text:p>0,92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2-2007</text:p>
          </table:table-cell>
          <table:table-cell office:value-type="float" office:value="10.16" table:style-name="ce20">
            <text:p>10,16</text:p>
          </table:table-cell>
          <table:table-cell office:value-type="float" office:value="0.43" table:style-name="ce20">
            <text:p>0,43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1-2007</text:p>
          </table:table-cell>
          <table:table-cell office:value-type="float" office:value="9.93" table:style-name="ce20">
            <text:p>9,93</text:p>
          </table:table-cell>
          <table:table-cell office:value-type="float" office:value="1" table:style-name="ce21">
            <text:p>1,00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12-2006</text:p>
          </table:table-cell>
          <table:table-cell office:value-type="float" office:value="9.65" table:style-name="ce20">
            <text:p>9,65</text:p>
          </table:table-cell>
          <table:table-cell office:value-type="float" office:value="0.23" table:style-name="ce20">
            <text:p>0,23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11-2006</text:p>
          </table:table-cell>
          <table:table-cell office:value-type="float" office:value="9.86" table:style-name="ce20">
            <text:p>9,86</text:p>
          </table:table-cell>
          <table:table-cell office:value-type="float" office:value="1.29" table:style-name="ce20">
            <text:p>1,29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10-2006</text:p>
          </table:table-cell>
          <table:table-cell office:value-type="float" office:value="9.98" table:style-name="ce20">
            <text:p>9,98</text:p>
          </table:table-cell>
          <table:table-cell office:value-type="float" office:value="1.27" table:style-name="ce20">
            <text:p>1,27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9-2006</text:p>
          </table:table-cell>
          <table:table-cell office:value-type="float" office:value="10.55" table:style-name="ce20">
            <text:p>10,55</text:p>
          </table:table-cell>
          <table:table-cell office:value-type="float" office:value="1.29" table:style-name="ce20">
            <text:p>1,29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8-2006</text:p>
          </table:table-cell>
          <table:table-cell office:value-type="float" office:value="10.26" table:style-name="ce20">
            <text:p>10,26</text:p>
          </table:table-cell>
          <table:table-cell office:value-type="float" office:value="-0.44" table:style-name="ce20">
            <text:p>-0,44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7-2006</text:p>
          </table:table-cell>
          <table:table-cell office:value-type="float" office:value="11.69" table:style-name="ce20">
            <text:p>11,69</text:p>
          </table:table-cell>
          <table:table-cell office:value-type="float" office:value="0.85" table:style-name="ce20">
            <text:p>0,85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6-2006</text:p>
          </table:table-cell>
          <table:table-cell office:value-type="string" table:style-name="ce20">
            <text:p>10,12</text:p>
          </table:table-cell>
          <table:table-cell office:value-type="float" office:value="0.34" table:style-name="ce20">
            <text:p>0,34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5-2006</text:p>
          </table:table-cell>
          <table:table-cell office:value-type="float" office:value="9.86" table:style-name="ce20">
            <text:p>9,86</text:p>
          </table:table-cell>
          <table:table-cell office:value-type="float" office:value="1.88" table:style-name="ce20">
            <text:p>1,88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4-2006</text:p>
          </table:table-cell>
          <table:table-cell office:value-type="float" office:value="8.83" table:style-name="ce20">
            <text:p>8,83</text:p>
          </table:table-cell>
          <table:table-cell office:value-type="float" office:value="1.34" table:style-name="ce20">
            <text:p>1,34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3-2006</text:p>
          </table:table-cell>
          <table:table-cell office:value-type="float" office:value="8.16" table:style-name="ce20">
            <text:p>8,16</text:p>
          </table:table-cell>
          <table:table-cell office:value-type="float" office:value="0.27" table:style-name="ce20">
            <text:p>0,27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2-2006</text:p>
          </table:table-cell>
          <table:table-cell office:value-type="float" office:value="8.15" table:style-name="ce20">
            <text:p>8,15</text:p>
          </table:table-cell>
          <table:table-cell office:value-type="float" office:value="0.22" table:style-name="ce20">
            <text:p>0,22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1-2006</text:p>
          </table:table-cell>
          <table:table-cell office:value-type="float" office:value="7.93" table:style-name="ce20">
            <text:p>7,93</text:p>
          </table:table-cell>
          <table:table-cell office:value-type="float" office:value="0.75" table:style-name="ce20">
            <text:p>0,75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12-2005</text:p>
          </table:table-cell>
          <table:table-cell office:value-type="float" office:value="7.72" table:style-name="ce20">
            <text:p>7,72</text:p>
          </table:table-cell>
          <table:table-cell office:value-type="float" office:value="0.42" table:style-name="ce20">
            <text:p>0,42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11-2005</text:p>
          </table:table-cell>
          <table:table-cell office:value-type="float" office:value="7.61" table:style-name="ce20">
            <text:p>7,61</text:p>
          </table:table-cell>
          <table:table-cell office:value-type="string" table:style-name="ce20">
            <text:p>1,4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10-2005</text:p>
          </table:table-cell>
          <table:table-cell office:value-type="float" office:value="7.52" table:style-name="ce20">
            <text:p>7,52</text:p>
          </table:table-cell>
          <table:table-cell office:value-type="float" office:value="1.79" table:style-name="ce20">
            <text:p>1,79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9-2005</text:p>
          </table:table-cell>
          <table:table-cell office:value-type="float" office:value="7.99" table:style-name="ce20">
            <text:p>7,99</text:p>
          </table:table-cell>
          <table:table-cell office:value-type="string" table:style-name="ce20">
            <text:p>1,02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8-2005</text:p>
          </table:table-cell>
          <table:table-cell office:value-type="float" office:value="7.91" table:style-name="ce20">
            <text:p>7,91</text:p>
          </table:table-cell>
          <table:table-cell office:value-type="float" office:value="0.85" table:style-name="ce20">
            <text:p>0,85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7-2005</text:p>
          </table:table-cell>
          <table:table-cell office:value-type="float" office:value="7.82" table:style-name="ce20">
            <text:p>7,82</text:p>
          </table:table-cell>
          <table:table-cell office:value-type="float" office:value="-0.56999999999999995" table:style-name="ce20">
            <text:p>-0,57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6-2005</text:p>
          </table:table-cell>
          <table:table-cell office:value-type="float" office:value="8.9499999999999993" table:style-name="ce20">
            <text:p>8,95</text:p>
          </table:table-cell>
          <table:table-cell office:value-type="float" office:value="0.1" table:style-name="ce20">
            <text:p>0,10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5-2005</text:p>
          </table:table-cell>
          <table:table-cell office:value-type="string" table:style-name="ce20">
            <text:p>8,7</text:p>
          </table:table-cell>
          <table:table-cell office:value-type="float" office:value="0.92" table:style-name="ce20">
            <text:p>0,92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4-2005</text:p>
          </table:table-cell>
          <table:table-cell office:value-type="float" office:value="8.18" table:style-name="ce20">
            <text:p>8,18</text:p>
          </table:table-cell>
          <table:table-cell office:value-type="float" office:value="0.71" table:style-name="ce20">
            <text:p>0,71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3-2005</text:p>
          </table:table-cell>
          <table:table-cell office:value-type="float" office:value="7.94" table:style-name="ce20">
            <text:p>7,94</text:p>
          </table:table-cell>
          <table:table-cell office:value-type="float" office:value="0.26" table:style-name="ce20">
            <text:p>0,26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2-2005</text:p>
          </table:table-cell>
          <table:table-cell office:value-type="float" office:value="8.69" table:style-name="ce20">
            <text:p>8,69</text:p>
          </table:table-cell>
          <table:table-cell office:value-type="float" office:value="0.02" table:style-name="ce20">
            <text:p>0,02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01-2005</text:p>
          </table:table-cell>
          <table:table-cell office:value-type="float" office:value="9.24" table:style-name="ce20">
            <text:p>9,24</text:p>
          </table:table-cell>
          <table:table-cell office:value-type="float" office:value="0.55000000000000004" table:style-name="ce20">
            <text:p>0,55</text:p>
          </table:table-cell>
          <table:table-cell table:number-columns-repeated="16381"/>
        </table:table-row>
        <table:table-row table:number-rows-repeated="10483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month number:textual="true"/>
      <number:text>  </number:text>
      <number:year number:style="long"/>
    </number:date-style>
    <number:currency-style style:name="N37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7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7P0"/>
    </number:currency-style>
    <number:percentage-style style:name="N38">
      <number:text>%</number:text>
      <number:number number:decimal-places="2" number:min-decimal-places="2" number:min-integer-digits="1"/>
    </number:percentage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6-15T14:37:39Z</meta:creation-date>
    <dc:date>2023-11-02T11:23:53Z</dc:date>
    <meta:editing-cycles>5</meta:editing-cycles>
    <meta:editing-duration>PT41088S</meta:editing-duration>
  </office:meta>
</office:document-meta>
</file>